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fo:text-align="justify" style:justify-single-word="false"/>
    </style:style>
    <style:style style:name="P3" style:family="paragraph" style:parent-style-name="Standard">
      <style:paragraph-properties fo:margin-top="0cm" fo:margin-bottom="0cm" fo:text-align="center" style:justify-single-word="false"/>
    </style:style>
    <style:style style:name="P4" style:family="paragraph" style:parent-style-name="Standard">
      <style:paragraph-properties fo:margin-top="0cm" fo:margin-bottom="0cm" fo:text-align="center" style:justify-single-word="false"/>
      <style:text-properties fo:font-weight="bold" style:font-weight-asian="bold" style:font-weight-complex="bold"/>
    </style:style>
    <style:style style:name="P5" style:family="paragraph" style:parent-style-name="Standard">
      <style:paragraph-properties fo:margin-top="0cm" fo:margin-bottom="0cm" fo:text-align="justify" style:justify-single-word="false"/>
      <style:text-properties fo:color="#000000" fo:language="ru" fo:country="RU"/>
    </style:style>
    <style:style style:name="P6" style:family="paragraph" style:parent-style-name="Standard">
      <style:paragraph-properties fo:margin-top="0cm" fo:margin-bottom="0cm" fo:text-align="justify" style:justify-single-word="false"/>
      <style:text-properties fo:language="uk" fo:country="UA" style:language-asian="zh" style:country-asian="CN" style:language-complex="hi" style:country-complex="IN"/>
    </style:style>
    <style:style style:name="P7" style:family="paragraph" style:parent-style-name="Standard" style:master-page-name="Standard">
      <style:paragraph-properties fo:margin-top="0cm" fo:margin-bottom="0cm" fo:text-align="justify" style:justify-single-word="false" style:page-number="auto"/>
    </style:style>
    <style:style style:name="T1" style:family="text">
      <style:text-properties fo:font-weight="bold" style:font-weight-asian="bold" style:font-weight-complex="bold"/>
    </style:style>
    <style:style style:name="T2" style:family="text">
      <style:text-properties style:language-asian="ru" style:country-asian="RU" style:language-complex="ru" style:country-complex="RU"/>
    </style:style>
    <style:style style:name="T3" style:family="text">
      <style:text-properties fo:language="ru" fo:country="RU"/>
    </style:style>
    <style:style style:name="T4" style:family="text">
      <style:text-properties fo:language="ru" fo:country="RU" fo:font-weight="bold" style:font-weight-asian="bold" style:font-weight-complex="bold"/>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fo:color="#666699"/>
    </style:style>
    <style:style style:name="T8" style:family="text">
      <style:text-properties fo:color="#666699" fo:language="en" fo:country="US"/>
    </style:style>
    <style:style style:name="T9" style:family="text">
      <style:text-properties fo:color="#666699" fo:language="ru" fo:country="RU"/>
    </style:style>
    <style:style style:name="T10" style:family="text">
      <style:text-properties fo:color="#000000"/>
    </style:style>
    <style:style style:name="T11" style:family="text">
      <style:text-properties fo:color="#000000" fo:language="ru" fo:country="RU"/>
    </style:style>
    <style:style style:name="T12" style:family="text">
      <style:text-properties fo:color="#000000" fo:language="ru" fo:country="RU" fo:font-weight="bold" style:font-weight-asian="bold" style:font-weight-complex="bold"/>
    </style:style>
    <style:style style:name="T13" style:family="text">
      <style:text-properties fo:color="#000000" fo:language="en" fo:country="US"/>
    </style:style>
    <style:style style:name="T14" style:family="text">
      <style:text-properties fo:color="#000000" fo:font-weight="bold" style:font-weight-asian="bold" style:font-weight-complex="bold"/>
    </style:style>
    <style:style style:name="T15" style:family="text">
      <style:text-properties fo:language="uk" fo:country="UA" style:language-asian="zh" style:country-asian="CN"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s/><text:tab/>Назва:</text:span> Extern <text:span text:style-name="T2">Logic</text:span> <text:span text:style-name="T2">Interpreter</text:span> (Інтерпретатор Зовнішньої Логіки).</text:p>
      <text:p text:style-name="P2"/>
      <text:p text:style-name="P2"><text:span text:style-name="T1"><text:tab/>Принцип роботи:</text:span> порядкова інтерпретація <text:s/>команд.</text:p>
      <text:p text:style-name="P2"/>
      <text:p text:style-name="P2"><text:span text:style-name="T1"><text:tab/>Форма:</text:span> динамічно зв'язана бібліотека (dll).</text:p>
      <text:p text:style-name="P2"/>
      <text:p text:style-name="P2"/>
      <text:p text:style-name="P3"><text:span text:style-name="T1"><text:tab/>Призначення</text:span></text:p>
      <text:p text:style-name="P3"/>
      <text:p text:style-name="P2"><text:span text:style-name="T1"><text:tab/></text:span>Extern <text:span text:style-name="T2">Logic Interpreter</text:span> (надалі ELI) був розроблений щоб винести логічні маніпуляції за межі коду самої аплікації. Його безпосереднє призначення <text:span text:style-name="T3">– </text:span>максимально абстрагувати програму від логічних операцій, які можна було б з легкістю модифікувати без перекомпіляції основної програми. В ідеалі аплікація, що використовує <text:bookmark-start text:name="__DdeLink__1797_877025402"/>ELI<text:bookmark-end text:name="__DdeLink__1797_877025402"/>, може складатись тільки з уособлених механізми взаємодії із оточенням (наприклад, функції для роботи із файлами, відображення інформації на екрані тощо), а також спеціальні функції-обгортки, що нададуть ELI доступ до цих механізмів. Зв'язування всього цього у певний алгоритм буде виконувати сам інтерпретатор. </text:p>
      <text:p text:style-name="P2"/>
      <text:p text:style-name="P3"><text:span text:style-name="T1"><text:tab/></text:span></text:p>
      <text:p text:style-name="P3"><text:span text:style-name="T1">Механізм роботи</text:span></text:p>
      <text:p text:style-name="P3"/>
      <text:p text:style-name="P2"><text:tab/><text:span text:style-name="T15">ELI являє собою порядковий інтерпретатор, що використовує команди за синтаксисом подібні до мов програмування високого рівня, такими як, наприклад, С++. У більшості випадків трансляція рядків виконується послідовно, виключенням є оголошення користувацьких процедур, умов та циклів, тіла яких парсяться окремо, до запуску трансляції основного скрипту.</text:span></text:p>
      <text:p text:style-name="P6"><text:tab/>Одиницею трансляції вважається скрипт. Скрипт складається з рядків, що розділені символом «;». ELI може отримати текст скрипту безпосередньо від основної аплікації, або завантажити із зовнішнього файлу. Одиниць трансляції може бути декілька, їх код додається до трансляції за допомогою директиви #include або функції Run().</text:p>
      <text:p text:style-name="P6"><text:tab/>Перед трансляцією інтерпретатор виконує підготовку скрипту: виділяє у тексті строкові константи та фрагменти коду, що містяться у фігурних дужках «{}». Фрагменти коду замінюються у тексті скрипту на спеціальні ідентифікатори, а їх тіла потрапляють у спеціальний стек. Такі фрагменти називаються відкладеними, їх трансляція починається тільки за безпосереднім викликом.</text:p>
      <text:p text:style-name="P2"/>
      <text:p text:style-name="P2"><text:tab/><text:span text:style-name="T1">Важливо: </text:span>у файлі може бути тільки один скрипт.</text:p>
      <text:p text:style-name="P2"><text:tab/><text:span text:style-name="T1">Важливо:</text:span> файл скрипту не повинен включати в себе порожні рядки в кінці.</text:p>
      <text:p text:style-name="P2"/>
      <text:p text:style-name="P2"><text:tab/>Текст скрипту може містити коментарі. Закоментований рядок повинен починатися <text:s/>двома символами прямого слеша «//» та закінчуватися крапкой з комою «;».</text:p>
      <text:p text:style-name="P2"/>
      <text:p text:style-name="P2"><text:tab/>ELI надає користувачу наступний функціонал:</text:p>
      <text:p text:style-name="P2"/>
      <text:p text:style-name="P2"><text:tab/><text:span text:style-name="T1">Директиви</text:span>: прямі команди інтерпретатору.</text:p>
      <text:p text:style-name="P2"><text:tab/><text:span text:style-name="T1">Змінні</text:span>: внутрішні змінні інтерпретатора, існують на протязі роботи скрипту. Область видимості: поточний контекст.</text:p>
      <text:p text:style-name="P2"><text:tab/><text:span text:style-name="T1">Прості та складні математичні операції з числами</text:span>.</text:p>
      <text:p text:style-name="P2"><text:soft-page-break/><text:tab/><text:span text:style-name="T1">Цикли</text:span>.</text:p>
      <text:p text:style-name="P2"><text:tab/><text:span text:style-name="T1">Умови</text:span>.</text:p>
      <text:p text:style-name="P2"><text:tab/><text:span text:style-name="T1">Функції</text:span>: вказівники на функції-обгортки з основної аплікації. Дозволяють використовувати алгоритми, що містяться в основній аплікації. Можуть передавати результати своєї роботи з основної аплікації у скрипт. Область видимості: глобальна, тобто до відключення бібліотеки.</text:p>
      <text:p text:style-name="P2"><text:tab/><text:span text:style-name="T1">Процедури</text:span>: фрагменти коду, що викликаються (та транслюються) лише при безпосередньому звернені. В протилежність функціям не повертають значень. Область видимості: глобальна.</text:p>
      <text:p text:style-name="P2"><text:tab/><text:span text:style-name="T1">Об'єкти</text:span>: абстракції, що представляють собою набір типізованих даних та дозволяють працювати з ними, як з одним цілим, використовуючи властивості та методи. Область видимості: глобальна.</text:p>
      <text:p text:style-name="P2"><text:tab/><text:span text:style-name="T1">Стек параметрів</text:span>: прошарок між основною аплікацією та ELI, використовується для обміну даними. Являє собою динамічно змінювану множину типізованих структур, що <text:s/>характеризують поняття «параметр».</text:p>
      <text:p text:style-name="P2"><text:tab/><text:span text:style-name="T1">Вивід стека повідомлень:</text:span> помилки та службові повідомлення, що виникають у процесі трансляції, зберігаються у спеціальну строкову змінну, яка може бути передана в основну аплікацію за допомогою відповідної функції інтерпретатора.</text:p>
      <text:p text:style-name="P2"><text:tab/><text:span text:style-name="T1">Вивід стека змінних</text:span>: вміст стека змінних у форматованому вигляді зберігається у строкову змінну.</text:p>
      <text:p text:style-name="P2"><text:tab/><text:span text:style-name="T1">Вивід стека функцій</text:span>: збереження у строкову змінну вміст стека функцій-обгорток. Зберігаються не тільки описані у бібліотеці інтерпретатора функції, але й ті, що оголошені в основній аплікації. </text:p>
      <text:p text:style-name="P2"><text:tab/><text:span text:style-name="T1">Вивід стека параметрів</text:span>.</text:p>
      <text:p text:style-name="P2"><text:tab/><text:span text:style-name="T1">Вивід стека об’єктів</text:span>.</text:p>
      <text:p text:style-name="P2"><text:tab/><text:span text:style-name="T1">Лог трансляції:</text:span> опція, що задається під час запуску трансляції скрипту. Вмикає логування строк у файл, туди ж зберігає повідомлення про помилки. Логування сповільнює процес трансляції.</text:p>
      <text:p text:style-name="P2"><text:tab/><text:span text:style-name="T1">Лог роботи інтерпретатора:</text:span> опція задається за допомогою спеціальної функції інтерпретатора, або за допомогою методу <text:bookmark-start text:name="__DdeLink__3279_671721763"/><text:span text:style-name="T5">ELI</text:span>::<text:span text:style-name="T5">SetDebug</text:span>()<text:bookmark-end text:name="__DdeLink__3279_671721763"/>. Вмикає логування дій самого ELI, спрямовує вивід або у файл, або у STDOUT. Логування значно сповільнює роботу інтерпретатора.</text:p>
      <text:p text:style-name="P2"/>
      <text:p text:style-name="P3"/>
      <text:p text:style-name="P3"><text:span text:style-name="T1">Реалізація</text:span></text:p>
      <text:p text:style-name="P3"/>
      <text:p text:style-name="P2"><text:tab/>ELI написаний на С++, використовує контейнери std::vector&lt;std::wstring&gt; для збереження рядків скрипту, а також спеціальні класи, що описують стеки змінних, параметрів, функцій, процедур, об’єктів та окремих фрагментів коду. Екземпляри цих класів включені до класу <text:span text:style-name="T6">ELI</text:span><text:span text:style-name="T3">.</text:span><text:span text:style-name="T4"> </text:span>Кодування рядків <text:span text:style-name="T3">– </text:span>ANSI. Внутрішня мова ELI по суті є обгорткою над С++ кодом. Кожен рядок за допомогою спеціального алгоритму інтерпретується у набір команд С++, після чого виконується. Аплікація, за допомогою спеціального методу класу ELI, передає інтерпретатору текст скрипту (або ім’я файлу, який потрібно транслювати), а також необов’язковий набір вхідних параметрів. ELI виконує інтерпретацію рядків, після чого повертає результат роботи (тип <text:span text:style-name="T1">const wchar_t*</text:span>), якщо це потрібно. У разі помилки повертає константну строку «-err-».</text:p>
      <text:p text:style-name="P2"/>
      <text:p text:style-name="P3"/>
      <text:p text:style-name="P3"><text:soft-page-break/><text:span text:style-name="T1">Інтеграція</text:span></text:p>
      <text:p text:style-name="P2"/>
      <text:p text:style-name="P2"><text:tab/>Основний код ELI побудований у вигляд динамічно зв’язаної бібліотеки, яку необхідно підключити до основної аплікації. Щоб працювати із функціоналом ELI, доведеться інтегрувати об’єкт класу ELI з бібліотеки інтерпретатора. Для цього використовується абстрактний інтерфейс, що оголошений у заголовковому файлі <text:s/><text:span text:style-name="T1">eli_interface.h,</text:span> що розповсюджується разом з інтерпретатором.</text:p>
      <text:p text:style-name="P2"><text:tab/>Файл містить інтерфейсний клас <text:span text:style-name="T1">ELI_INTERFACE</text:span>, що є батьківським для оголошеного у dll класу <text:span text:style-name="T1">ELI</text:span>. Також у файлі оголошені дві функції-фабрики, за допомогою яких проходить створення та знищення інтерфейсів.</text:p>
      <text:p text:style-name="P2"/>
      <text:p text:style-name="P2"><text:span text:style-name="T7">//----------------------------------------------------------------------------------------------------------------------</text:span></text:p>
      <text:p text:style-name="P1"><text:span text:style-name="T7">__declspec(dllexport)</text:span><text:span text:style-name="T8"> </text:span><text:span text:style-name="T7">int </text:span><text:span text:style-name="T8">_stdcall </text:span><text:span text:style-name="T7">GetELIInterface(ELI__INTERFACE **eInterface);</text:span></text:p>
      <text:p text:style-name="P1"><text:span text:style-name="T7">typedef int (</text:span><text:span text:style-name="T8">__stdcall </text:span><text:span text:style-name="T7">*GETELIINTERFACE)(ELI__INTERFACE **eInterface);</text:span></text:p>
      <text:p text:style-name="P1"/>
      <text:p text:style-name="P1"><text:span text:style-name="T7">__declspec(dllexport)</text:span><text:span text:style-name="T8"> </text:span><text:span text:style-name="T7">int </text:span><text:span text:style-name="T8">__stdcall </text:span><text:span text:style-name="T7">FreeELIInterface(ELI__INTERFACE **eInterface);</text:span></text:p>
      <text:p text:style-name="P1"><text:span text:style-name="T7">typedef int (</text:span><text:span text:style-name="T8">__stdcall </text:span><text:span text:style-name="T7">*FREEELIINTERFACE)(ELI_INTERFACE **eInterface);</text:span></text:p>
      <text:p text:style-name="P2"><text:span text:style-name="T7">//----------------------------------------------------------------------------------------------------------------------</text:span></text:p>
      <text:p text:style-name="P1"/>
      <text:p text:style-name="P2"><text:tab/>Функції повертають 1 у разі успішного виконання, або 0 в разі помилки.</text:p>
      <text:p text:style-name="P2"><text:tab/>Після підключення файлу eli_interface.h до проекту основної аплікації необхідно визначити вказівники на функції-фабрики та ініціалізувати їх.</text:p>
      <text:p text:style-name="P2"/>
      <text:p text:style-name="P2"><text:span text:style-name="T7">//----------------------------------------------------------------------------------------------------------------------</text:span></text:p>
      <text:p text:style-name="P2"><text:span text:style-name="T7">GETELIINTERFACE GetELI;</text:span></text:p>
      <text:p text:style-name="P2"><text:span text:style-name="T7">FREEELIINTERFACE FreeELI;</text:span></text:p>
      <text:p text:style-name="P2"/>
      <text:p text:style-name="P2"><text:span text:style-name="T7">ELI_INTERFACE *eIface;</text:span></text:p>
      <text:p text:style-name="P2"/>
      <text:p text:style-name="P2"><text:span text:style-name="T7">GetELI = (GETELIINTERFACE) GetProcAddress(dllhandle, "GetELIInterface");</text:span></text:p>
      <text:p text:style-name="P2"><text:span text:style-name="T7">FreeELI = (FREEELIINTERFACE) GetProcAddress(dllhandle, "FreeELIInterface");</text:span></text:p>
      <text:p text:style-name="P2"><text:span text:style-name="T7">//----------------------------------------------------------------------------------------------------------------------</text:span></text:p>
      <text:p text:style-name="P2"/>
      <text:p text:style-name="P2"><text:tab/>Після цього ініціалізувати об’єкт-інтерфейс за допомогою визначеної раніше функції.</text:p>
      <text:p text:style-name="P2"/>
      <text:p text:style-name="P2"><text:span text:style-name="T7">//----------------------------------------------------------------------------------------------------------------------</text:span></text:p>
      <text:p text:style-name="P2"><text:span text:style-name="T7">GetELI(&amp;eIface);</text:span></text:p>
      <text:p text:style-name="P2"><text:span text:style-name="T7">//----------------------------------------------------------------------------------------------------------------------</text:span></text:p>
      <text:p text:style-name="P2"/>
      <text:p text:style-name="P2"><text:tab/>Тепер достатньо використати вказівник <text:s/><text:span text:style-name="T1">eIface</text:span>, щоб отримати доступ до методів класу <text:span text:style-name="T1">ELI</text:span>, що описані всередині бібліотеки. Таким чином у аплікації можна використовувати декілька екземплярів ELI, які будуть діяти незалежно один від одного.</text:p>
      <text:p text:style-name="P2"/>
      <text:p text:style-name="P2"/>
      <text:p text:style-name="P2"/>
      <text:p text:style-name="P2"/>
      <text:p text:style-name="P2"/>
      <text:p text:style-name="P2"><text:tab/></text:p>
      <text:p text:style-name="P3"><text:soft-page-break/><text:span text:style-name="T1">Перелік методів класу ELI_INTERFACE</text:span></text:p>
      <text:p text:style-name="P2"/>
      <text:p text:style-name="P2"><text:span text:style-name="T1">const wchar_t * __</text:span><text:span text:style-name="T6">stdcall</text:span><text:span text:style-name="T1"> GetVersion()</text:span> – повертає поточну версію ELI.</text:p>
      <text:p text:style-name="P2"/>
      <text:p text:style-name="P2"><text:span text:style-name="T1">const wchar_t * __</text:span><text:span text:style-name="T6">stdcall</text:span><text:span text:style-name="T1"> ShowVarStack()</text:span> – повертає вміст стека змінних у текстовому вигляді.</text:p>
      <text:p text:style-name="P2"/>
      <text:p text:style-name="P2"><text:bookmark-start text:name="__DdeLink__1503_1319128033"/><text:span text:style-name="T1">const wchar_t * __</text:span><text:span text:style-name="T6">stdcall</text:span><text:span text:style-name="T1"> ShowObjStack()</text:span><text:bookmark-end text:name="__DdeLink__1503_1319128033"/> – повертає вміст стека об’єктів у текстовому вигляді.</text:p>
      <text:p text:style-name="P2"/>
      <text:p text:style-name="P2"><text:span text:style-name="T1">const wchar_t * __</text:span><text:span text:style-name="T6">stdcall</text:span><text:span text:style-name="T1"> ShowClassStack()</text:span> – повертає вміст стека класів у текстовому вигляді.</text:p>
      <text:p text:style-name="P2"/>
      <text:p text:style-name="P2"><text:span text:style-name="T1">const wchar_t * __</text:span><text:span text:style-name="T6">stdcall</text:span><text:span text:style-name="T1"> ShowProcStack()</text:span> – повертає вміст стека процедур у текстовому вигляді.</text:p>
      <text:p text:style-name="P2"/>
      <text:p text:style-name="P2"><text:span text:style-name="T1">const wchar_t * __</text:span><text:span text:style-name="T6">stdcall</text:span><text:span text:style-name="T1"> ShowFuncStack()</text:span> – повертає вміст стека функцій у текстовому вигляді.</text:p>
      <text:p text:style-name="P2"/>
      <text:p text:style-name="P2"><text:span text:style-name="T1">const wchar_t * __</text:span><text:span text:style-name="T6">stdcall</text:span><text:span text:style-name="T1"> ShowParamStack()</text:span> – повертає вміст стека параметрів у текстовому вигляді.</text:p>
      <text:p text:style-name="P2"/>
      <text:p text:style-name="P2"><text:span text:style-name="T1">const wchar_t * __</text:span><text:span text:style-name="T6">stdcall</text:span><text:span text:style-name="T1"> ShowFragmentStack()</text:span> – повертає вміст стека відкладених фрагментів коду.</text:p>
      <text:p text:style-name="P2"/>
      <text:p text:style-name="P2"><text:span text:style-name="T1">const wchar_t * __</text:span><text:span text:style-name="T6">stdcall</text:span><text:span text:style-name="T1"> ShowInfoMessages()</text:span> – повертає перелік повідомлень інтерпретатора.</text:p>
      <text:p text:style-name="P2"/>
      <text:p text:style-name="P2"><text:span text:style-name="T1">const wchar_t *</text:span><text:span text:style-name="T6"> __stdcall </text:span><text:span text:style-name="T1">RunScript(const wchar_t *imptext, const wchar_t *parameter, bool log)</text:span> – запускає трансляцію скрипту. Аргумент log є прапорцем використання лога. <text:bookmark-start text:name="__DdeLink__1200_105948328"/>Аргумент parameter може містити декілька значень, розділених символом <text:bookmark-end text:name="__DdeLink__1200_105948328"/>«|».</text:p>
      <text:p text:style-name="P2"/>
      <text:p text:style-name="P2"><text:span text:style-name="T1">const wchar_t *</text:span><text:span text:style-name="T6"> __stdcall </text:span><text:span text:style-name="T1">RunScriptFromFile(const wchar_t *filepath, const wchar_t *parameter, bool log)</text:span> – запускає трансляцію з файлу. Аргумент log є прапорцем використання лога. <text:bookmark-start text:name="__DdeLink__1200_1059483281"/>Аргумент parameter може містити декілька значень, розділених символом <text:bookmark-end text:name="__DdeLink__1200_1059483281"/>«|». Шлях до файлу може бути як абсолютним, так і умовним (.\&lt;ім’я_файлу&gt;). У цьому разі пошук ведеться у директорії де розташована dll інтерпретатора.</text:p>
      <text:p text:style-name="P2"/>
      <text:p text:style-name="P2"><text:span text:style-name="T1">void __stdcall SetDebug(bool enable_dbg, bool in_file)</text:span> – вмикає та вимикає запис діагностичного логу роботи самого інтерпретатора, а також вказує куди саме треба його писати.</text:p>
      <text:p text:style-name="P2"/>
      <text:p text:style-name="P2"><text:span text:style-name="T1">bool __stdcall DebugEnabled()</text:span> – перевіряє, чи використовується режим логування.</text:p>
      <text:p text:style-name="P2"/>
      <text:p text:style-name="P2"><text:span text:style-name="T1">void __stdcall AddFunction(const wchar_t *name, const wchar_t *params, func_ptr fptr)</text:span> – додає функцію в стек.</text:p>
      <text:p text:style-name="P2"/>
      <text:p text:style-name="P2"><text:span text:style-name="T1">void __stdcall DeleteFunction(const wchar_t *name)</text:span> – видаляє функцію зі стеку.</text:p>
      <text:p text:style-name="P2"><text:soft-page-break/></text:p>
      <text:p text:style-name="P2"><text:span text:style-name="T1">void __stdcall CallFunction(const wchar_t *name)</text:span> – викликає функцію.</text:p>
      <text:p text:style-name="P2"/>
      <text:p text:style-name="P2"><text:span text:style-name="T1">wchar_t * __</text:span><text:span text:style-name="T6">stdcall</text:span><text:span text:style-name="T1"> GetFunctionResult(const wchar_t *name)</text:span> – перетворює результат функції зі стеку ELI у строку та повертає вказівник на неї. У разі помилки повертає NULL.</text:p>
      <text:p text:style-name="P2"/>
      <text:p text:style-name="P2"><text:span text:style-name="T1">void __stdcall SetFunctionResult(const wchar_t *name, const wchar_t* result)</text:span> – записує результат функції у стек ELI.</text:p>
      <text:p text:style-name="P2"/>
      <text:p text:style-name="P2"><text:span text:style-name="T1">void __stdcall SetParam(const wchar_t *name, const wchar_t *new_val)</text:span> – додає у стек новий параметр, або змінює значення існуючого.</text:p>
      <text:p text:style-name="P2"/>
      <text:p text:style-name="P2"><text:span text:style-name="T1">int __stdcall GetParamToInt(const wchar_t *name)</text:span> – повертає значення параметру, як integer.</text:p>
      <text:p text:style-name="P2"/>
      <text:p text:style-name="P2"><text:span text:style-name="T1">float __stdcall GetParamToFloat(const wchar_t *name)</text:span> – повертає значення параметру, як float.</text:p>
      <text:p text:style-name="P2"/>
      <text:p text:style-name="P2"><text:span text:style-name="T1">const wchar_t * __</text:span><text:span text:style-name="T6">stdcall</text:span><text:span text:style-name="T1"> GetParamToStr(const wchar_t *name)</text:span> – повертає значення параметру як const wchar_t*. У разі помилки повертає NULL.</text:p>
      <text:p text:style-name="P2"/>
      <text:p text:style-name="P2"><text:span text:style-name="T1">const wchar_t * __</text:span><text:span text:style-name="T6">stdcall</text:span><text:span text:style-name="T1"> GetCurrentFuncName()</text:span> – повертає ім’я поточної функції-обгортки, яку ELI обробляє у дану мить. Може використовуватись для того, щоб повідомити функції-обгортці із зовнішньої бібліотеки, що була підключена під час роботи скрипту, яке внутрішнє ім’я надав їй ELI.</text:p>
      <text:p text:style-name="P2"><text:span text:style-name="T1"><text:tab/></text:span></text:p>
      <text:p text:style-name="P3"><text:span text:style-name="T1">Оголошення функції-обгортки</text:span></text:p>
      <text:p text:style-name="P3"/>
      <text:p text:style-name="P2"><text:tab/>Для того щоб інтерпретатор міг використовувати код основної аплікації, цей код потрібно загорнути в спеціальні функції. Функції-обгортки не повинні бути членами класу, або оголошуватись у класі зі специфікатором <text:span text:style-name="T1">static</text:span>.</text:p>
      <text:p text:style-name="P2"/>
      <text:p text:style-name="P2"><text:span text:style-name="T1"><text:tab/>Важливо:</text:span> тип результату та аргументів функції-обгортки строго регламентований, тому що для роботи з цими функціями використовується вказівник, визначений у файлі eli_interface.h:</text:p>
      <text:p text:style-name="P2"/>
      <text:p text:style-name="P2"><text:span text:style-name="T7">//----------------------------------------------------------------------------------------------------------------------</text:span></text:p>
      <text:p text:style-name="P2"><text:span text:style-name="T7">typedef void (</text:span><text:span text:style-name="T8">__stdcall </text:span><text:span text:style-name="T7">*func_ptr)(void*); </text:span></text:p>
      <text:p text:style-name="P2"><text:span text:style-name="T7">//----------------------------------------------------------------------------------------------------------------------</text:span></text:p>
      <text:p text:style-name="P2"/>
      <text:p text:style-name="P2"><text:tab/>Аргумент void* використовується, аби передати аплікації вказівник на екземпляр об’єкта ELI, що викликав функцію. Це дозволяє різним екземплярам інтерпретатора звертатись до функцій основної аплікації незалежно один від одного.</text:p>
      <text:p text:style-name="P2"/>
      <text:p text:style-name="P2"><text:span text:style-name="T7">//----------------------------------------------------------------------------------------------------------------------</text:span></text:p>
      <text:p text:style-name="P2"><text:span text:style-name="T7">void </text:span><text:span text:style-name="T8">__stdcall </text:span><text:span text:style-name="T7">foo(void *p)</text:span></text:p>
      <text:p text:style-name="P2"><text:span text:style-name="T7">{</text:span></text:p>
      <text:p text:style-name="P2"><text:span text:style-name="T7"><text:s text:c="2"/>//приводимо вказівник p до типу ELI_INTERFACE <text:s/></text:span></text:p>
      <text:p text:style-name="P2"><text:soft-page-break/><text:span text:style-name="T7"><text:s text:c="2"/>ELI_INTERFACE *ELI = (ELI_INTERFACE*)p;</text:span></text:p>
      <text:p text:style-name="P2"/>
      <text:p text:style-name="P2"><text:span text:style-name="T7"><text:s text:c="2"/>int x = ELI-&gt;GetParamToInt("pInd"); //отримуємо параметр зі стеку dll</text:span></text:p>
      <text:p text:style-name="P2"/>
      <text:p text:style-name="P2"><text:span text:style-name="T7"><text:s text:c="2"/>/*якийсь код основної аплікації*/</text:span></text:p>
      <text:p text:style-name="P2"/>
      <text:p text:style-name="P2"><text:span text:style-name="T7"><text:s text:c="2"/>ELI-&gt;SeFunctionResult("_foo", "0"); //встановлення потрібного результату у стек</text:span></text:p>
      <text:p text:style-name="P2"><text:span text:style-name="T7">}</text:span></text:p>
      <text:p text:style-name="P2"><text:span text:style-name="T7">//----------------------------------------------------------------------------------------------------------------------</text:span></text:p>
      <text:p text:style-name="P2"/>
      <text:p text:style-name="P2"><text:tab/></text:p>
      <text:p text:style-name="P2"><text:tab/>У цьому прикладі зі стеку зчитується параметр pInd та перетворюється у тип integer. Після цього виконується код основної аплікації, а результат, за допомогою інтерфейсу, передається до бібліотеки інтерпретатора, яке ELI передасть скрипту.</text:p>
      <text:p text:style-name="P2"/>
      <text:p text:style-name="P2"><text:tab/><text:span text:style-name="T1">Важливо: </text:span>використання методу ELI_INTERFACE::SetFunctionResult() в кінці тіла функції є обов’язковим. Кожна функція-обгортка повинна повертати результат у стек, інтерпретатор буде очікувати на це. Тип результату завжди є строковим, інтерпретатор сам перетворить його у потрібний тип, якщо це буде необхідно.</text:p>
      <text:p text:style-name="P2"/>
      <text:p text:style-name="P2"><text:tab/>Після оголошення потрібно додати функцію до стеку.</text:p>
      <text:p text:style-name="P2"/>
      <text:p text:style-name="P2"><text:bookmark text:name="__DdeLink__1149_512904049"/><text:span text:style-name="T7">//----------------------------------------------------------------------------------------------------------------------</text:span></text:p>
      <text:p text:style-name="P2"><text:span text:style-name="T7">ELI-&gt;AddFunction("_foo", "</text:span><text:span text:style-name="T8">num</text:span><text:span text:style-name="T7"> pInd", &amp;foo);</text:span></text:p>
      <text:p text:style-name="P2"><text:span text:style-name="T7">//----------------------------------------------------------------------------------------------------------------------</text:span></text:p>
      <text:p text:style-name="P2"/>
      <text:p text:style-name="P2"><text:tab/>«_foo» це ім’я функції, яке буде використовувати ELI. Символ «_» є обов’язковим, з його допомогою інтерпретатор визначає, що далі у тексті скрипту розташоване ім’я та аргументи функції. Ім’я функції нечутливе до регістру.</text:p>
      <text:p text:style-name="P2"><text:tab/>Строка «<text:span text:style-name="T5">num</text:span> pInd» описує список аргументів функції та їх тип. Якщо аргументів декілька, потрібно вказувати їх через кому. Пробіли ставляться лише між типом аргументу та його ім’ям. Один аргумент не виділяється комою. Імена аргументів не чутливі до регістру та не є строго регламентованими.</text:p>
      <text:p text:style-name="P2"><text:tab/>Тепер, коли інтерпретатор виявить в тілі скрипту вираз типу «_foo(12)», він звернеться до стеку функцій, знайде там функцію _foo(), перевірить кількість та тип аргументів, що передає їй скрипт, та викличе функцію-обгортку foo() із основної аплікації, та передасть їй вказівник на свій екземпляр. Після чого отримає результат та поверне його у рядок скрипта, <text:span text:style-name="T3">у</text:span> яко<text:span text:style-name="T3">му</text:span> відбувся виклик функції.</text:p>
      <text:p text:style-name="P2"/>
      <text:p text:style-name="P2"><text:tab/>Крім того, завжди можна передати скрипту будь-які дані у будь-якому місці коду аплікації, використавши стек параметрів.</text:p>
      <text:p text:style-name="P2"/>
      <text:p text:style-name="P2"><text:span text:style-name="T7">//----------------------------------------------------------------------------------------------------------------------</text:span></text:p>
      <text:p text:style-name="P2"><text:span text:style-name="T7">ELI-&gt;SetParam(«NewParamName», &lt;значення&gt;);</text:span></text:p>
      <text:p text:style-name="P2"><text:span text:style-name="T7">//----------------------------------------------------------------------------------------------------------------------</text:span></text:p>
      <text:p text:style-name="P2"/>
      <text:p text:style-name="P2"><text:tab/>Метод ELI_INTERFACE::SetParam() додає новий параметр в стек тільки якщо той не містить елемента з таким ім’ям. У випадку збігу імен, інтерпретатор оновить значення <text:soft-page-break/>існуючого параметра. Така поведінка використовується для економії ресурсів. У тілі скрипту отримати параметр зі стеку можна за допомогою відповідної вбудованої функції. Вхідні параметри скрипту також заносяться до стеку параметрів з перевизначеними іменами, що мають вигляд типу INPRM&lt;порядковий номер&gt;.</text:p>
      <text:p text:style-name="P4"/>
      <text:p text:style-name="P4"/>
      <text:p text:style-name="P3"><text:span text:style-name="T1">Синтаксис внутрішньої мови</text:span></text:p>
      <text:p text:style-name="P2"><text:tab/></text:p>
      <text:p text:style-name="P3"><text:span text:style-name="T1">Типи даних</text:span></text:p>
      <text:p text:style-name="P3"/>
      <text:p text:style-name="P2"><text:tab/>Внутрішня мова ELI оперує двома типами даних.</text:p>
      <text:p text:style-name="P2"><text:tab/><text:span text:style-name="T1">num – </text:span><text:s/>числовий тип.</text:p>
      <text:p text:style-name="P2"><text:tab/><text:span text:style-name="T1">sym</text:span> – символьний тип.</text:p>
      <text:p text:style-name="P2"/>
      <text:p text:style-name="P2"><text:tab/>Числовий тип використовується для роботи як з цілими так і з дійсними числами. За замовчуванням всі числові значення розглядаються інтерпретатором як дійсні. Роздільником цілої та дробової частини є крапка «.». Точність числа: 3 знаки після коми. Перетворення до цілочислового вигляду виконується за допомогою вбудованих функцій _round() та <text:span text:style-name="T3">_</text:span><text:span text:style-name="T5">int</text:span><text:span text:style-name="T3">(),</text:span> або автоматично, якщо того потребує алгоритм. Наприклад, якщо аргумент функції має тип int, то змінна типу num, яка була передана функції, буде автоматично перетворена у цілочисловий тип.</text:p>
      <text:p text:style-name="P2"><text:tab/>Внутрішня мова ELI є мовою з нестрогою динамічною типізацією. Якщо у виразі строго не вказано, що потрібно використовувати числовий тип, значення буде розглянуте інтерпретатором як текст. Так, наприклад, строковій змінній можна надати значення 21, при цьому воно буде перетворене на текст. Проте зворотня операція, наприклад, встановлення числової змінної у значення '22', призведе до помилки та зупинки трансляції.</text:p>
      <text:p text:style-name="P2"/>
      <text:p text:style-name="P2"><text:tab/></text:p>
      <text:p text:style-name="P3"><text:span text:style-name="T1">Змінні</text:span></text:p>
      <text:p text:style-name="P3"/>
      <text:p text:style-name="P2"><text:tab/>Оголошення змінної виконується за допомогою запису типу:</text:p>
      <text:p text:style-name="P2"/>
      <text:p text:style-name="P2"><text:span text:style-name="T7">//----------------------------------------------------------------------------------------------------------------------</text:span></text:p>
      <text:p text:style-name="P2"><text:span text:style-name="T7">$n = num;</text:span></text:p>
      <text:p text:style-name="P2"><text:span text:style-name="T7">$s = sym;</text:span></text:p>
      <text:p text:style-name="P2"><text:span text:style-name="T7">//----------------------------------------------------------------------------------------------------------------------</text:span></text:p>
      <text:p text:style-name="P2"/>
      <text:p text:style-name="P2"><text:tab/>Де $n – ім’я змінної, num – тип. Після цього йде значенння, яким ініціалізується змінна. Відсутність значення призводить до ініціалізіції значенням за замовчуванням. У даному випадку, після трансляції рядка, у стек буде додано числову змінну $n, що дорівнює 0.00, та строкову $s, що є порожньою строкою, тобто «». Змінна може бути ініціалізована константним значенням, скалярним виразом, іншою змінною, властивістю об’єкта та результатом функції або методу об’єкта. Строкова змінна може бути ініціалізована значеннями числових змінних, при цьому вони будуть перетворені на текст.</text:p>
      <text:p text:style-name="P2"/>
      <text:p text:style-name="P2"><text:span text:style-name="T7">//----------------------------------------------------------------------------------------------------------------------</text:span></text:p>
      <text:p text:style-name="P2"><text:span text:style-name="T7">$n = num;</text:span></text:p>
      <text:p text:style-name="P2"><text:span text:style-name="T7">$s = sym 10$n;</text:span></text:p>
      <text:p text:style-name="P2"><text:soft-page-break/><text:span text:style-name="T7">//----------------------------------------------------------------------------------------------------------------------</text:span></text:p>
      <text:p text:style-name="P2"/>
      <text:p text:style-name="P2"><text:tab/>Тут змінна $s буде ініціалізована строковим значенням «100.000», яке є результатом конкатенації строкової константи «10» та приведеного до строкового типу значення числової змінної $n, тобто «0.000». Окрім того, конструкція $str = sym &lt;arg1&gt; + &lt;arg2&gt; сприймає вираз у правій частині як строку «2+2», проте результатом конструкції $str = 2 + 2 буде «22», тобто конкатенація.</text:p>
      <text:p text:style-name="P2"><text:tab/>Символ «$» є обов’язковою частиною імені, це прапорець, який говорить ELI, що далі розташоване ім’я змінної. Дозволяється ініціалізація однієї змінної на рядок.</text:p>
      <text:p text:style-name="P2"><text:tab/>Тип даних у оголошення змінної можна опустити та скористуватись конструкцією типу $var = &lt;значення&gt;, у такому разі для змінної буде обраний тип даних на основі обчислення правої частини виразу.</text:p>
      <text:p text:style-name="P2"/>
      <text:p text:style-name="P2"><text:tab/>Для встановлення значення змінної використовується наступна конструкція:</text:p>
      <text:p text:style-name="P2"/>
      <text:p text:style-name="P2"><text:span text:style-name="T7">//----------------------------------------------------------------------------------------------------------------------</text:span></text:p>
      <text:p text:style-name="P2"><text:span text:style-name="T7">$n = 12;</text:span></text:p>
      <text:p text:style-name="P2"><text:span text:style-name="T7">$s = some text;</text:span></text:p>
      <text:p text:style-name="P2"><text:span text:style-name="T7">//----------------------------------------------------------------------------------------------------------------------</text:span></text:p>
      <text:p text:style-name="P2"/>
      <text:p text:style-name="P2"><text:tab/>У правій частині виразу можуть бути: константа, допустимий для цього типу даних скалярний вираз (добуток, множення, конкатенація тощо), властивість або метод об’єкта та результат функції. Причому у даному випадку змінній $s буде надане значення «sometext<text:bookmark-start text:name="__DdeLink__3024_1949608382"/>»<text:bookmark-end text:name="__DdeLink__3024_1949608382"/>, тобто інтерпретатор опустить пробіл. Утім, якщо помістити значення в одинарні лапки, інтерпретатор вважатиме цей фрагмент коду за константу, тож встановить для змінної значення «some text».</text:p>
      <text:p text:style-name="P2"><text:tab/>Строкові константи відстежуються інтерпретатором на стадії аналізу тексту скрипту та розміщаються у стеку змінних під спеціальним ім’ям. В подальшому, коли транслюється рядок, що містить таку змінну, ELI розміщає замість неї значення зі стеку. Строкові константи зберігаються у стеку в одному екземплярі. Якщо у коді скрипту декілька разів зустрічається одна й та сама строкова константа, інтерпретатор у всіх випадках підставить значення одного відповідного елемента стека.</text:p>
      <text:p text:style-name="P2"/>
      <text:p text:style-name="P2"><text:tab/><text:span text:style-name="T1">Важливо:</text:span> треба бути обережним із використанням у строкових константах символу «<text:span text:style-name="T3">$</text:span>», парсер <text:span text:style-name="T5">ELI</text:span><text:span text:style-name="T3"> </text:span>зреагує на нього, як на символ-маркер змінної.</text:p>
      <text:p text:style-name="P2"/>
      <text:p text:style-name="P2"><text:tab/>Строкові змінні, окрім конкатенації (позначається символом «+»), підтримують пряме послідовне об’єднання значень. Взагалі, при роботі зі строковим типом, весь вміст правої частини виразу розглядається інтерпретатором як текст. Будь-які символи (окрім спеціальних), строкові константи, значення функцій, методів, властивостей та змінних будуть приведені до типу sym та включенні у одну строку. Включення в строку відбувається послідовно у тому порядку, в якому були розташовані значення у виразі. Пробіли (якщо вони знаходяться не у строкових константах) будуть проігноровані. Будь-які символи математичних операцій (окрім «+») вважаються звичайними символами.</text:p>
      <text:p text:style-name="P2"/>
      <text:p text:style-name="P2"/>
      <text:p text:style-name="P4"/>
      <text:p text:style-name="P4"/>
      <text:p text:style-name="P4"><text:soft-page-break/></text:p>
      <text:p text:style-name="P3"><text:span text:style-name="T1">Операції</text:span></text:p>
      <text:p text:style-name="P3"/>
      <text:p text:style-name="P2"><text:tab/>ELI підтримує усі базові математичні операції для числового типу («+», «-», «*», «/»), включно з оператором пріоритету «()». Крім того для чисел доступні операції порівняння, такі як:</text:p>
      <text:p text:style-name="P2"><text:tab/>= встановлення значення;</text:p>
      <text:p text:style-name="P2"><text:tab/>=<text:span text:style-name="T1">=</text:span> дорівнює;</text:p>
      <text:p text:style-name="P2"><text:tab/>&gt; більше;</text:p>
      <text:p text:style-name="P2"><text:tab/>&lt; менше;</text:p>
      <text:p text:style-name="P2"><text:tab/>&gt;= більше або дорівнює;</text:p>
      <text:p text:style-name="P2"><text:tab/>&lt;= менше або дорівнює;</text:p>
      <text:p text:style-name="P2"><text:tab/>!= не дорівнює;</text:p>
      <text:p text:style-name="P2"/>
      <text:p text:style-name="P2"><text:tab/>Також до числових змінних можна застосувати операцію інкременту («++») та декременту («--»).</text:p>
      <text:p text:style-name="P2"><text:tab/>Для строкового типу допустима тільки конкатенація «+» та встановлення значення «=».</text:p>
      <text:p text:style-name="P3"/>
      <text:p text:style-name="P3"/>
      <text:p text:style-name="P3"><text:span text:style-name="T1">Умови</text:span></text:p>
      <text:p text:style-name="P3"/>
      <text:p text:style-name="P2"><text:span text:style-name="T7">//----------------------------------------------------------------------------------------------------------------------</text:span></text:p>
      <text:p text:style-name="P2"><text:span text:style-name="T7">if (&lt;умова&gt;)</text:span></text:p>
      <text:p text:style-name="P2"><text:span text:style-name="T7"><text:s text:c="2"/>{</text:span></text:p>
      <text:p text:style-name="P2"><text:span text:style-name="T7"><text:s text:c="5"/>&lt;перелік дій&gt;</text:span></text:p>
      <text:p text:style-name="P2"><text:span text:style-name="T7"><text:s text:c="2"/>}</text:span></text:p>
      <text:p text:style-name="P2"><text:span text:style-name="T8">else</text:span><text:span text:style-name="T7"> if (&lt;умова&gt;)</text:span></text:p>
      <text:p text:style-name="P2"><text:span text:style-name="T7"><text:s text:c="2"/>{</text:span></text:p>
      <text:p text:style-name="P2"><text:span text:style-name="T7"><text:s text:c="5"/>&lt;перелік дій&gt;</text:span></text:p>
      <text:p text:style-name="P2"><text:span text:style-name="T7"><text:s text:c="2"/>}</text:span></text:p>
      <text:p text:style-name="P2"><text:span text:style-name="T7">else</text:span></text:p>
      <text:p text:style-name="P2"><text:span text:style-name="T7"><text:s text:c="2"/>{</text:span></text:p>
      <text:p text:style-name="P2"><text:span text:style-name="T7"><text:s text:c="5"/>&lt;перелік дій&gt;</text:span></text:p>
      <text:p text:style-name="P2"><text:span text:style-name="T7"><text:s text:c="2"/>}</text:span></text:p>
      <text:p text:style-name="P2"><text:span text:style-name="T7">//----------------------------------------------------------------------------------------------------------------------</text:span></text:p>
      <text:p text:style-name="P2"/>
      <text:p text:style-name="P2"><text:tab/>ELI підтримує розгалужені умови (if - else if - else), а також вкладеність умов.</text:p>
      <text:p text:style-name="P2"/>
      <text:p text:style-name="P2"><text:tab/>Синтаксис конструкції наступний:</text:p>
      <text:p text:style-name="P2"/>
      <text:p text:style-name="P2"><text:span text:style-name="T7">//----------------------------------------------------------------------------------------------------------------------</text:span></text:p>
      <text:p text:style-name="P2"><text:span text:style-name="T7">$i = 5.15;</text:span></text:p>
      <text:p text:style-name="P2"/>
      <text:p text:style-name="P2"><text:span text:style-name="T7">if ($i </text:span><text:span text:style-name="T9">==</text:span><text:span text:style-name="T7"> 5)</text:span></text:p>
      <text:p text:style-name="P2"><text:span text:style-name="T7"><text:s text:c="2"/>{</text:span></text:p>
      <text:p text:style-name="P2"><text:span text:style-name="T7"><text:s text:c="5"/>$i = 0;</text:span></text:p>
      <text:p text:style-name="P2"><text:span text:style-name="T7"><text:s text:c="2"/>}</text:span></text:p>
      <text:p text:style-name="P2"><text:soft-page-break/><text:span text:style-name="T8">else </text:span><text:span text:style-name="T7">if ($i &gt; 5)</text:span></text:p>
      <text:p text:style-name="P2"><text:span text:style-name="T7"><text:s text:c="2"/>{</text:span></text:p>
      <text:p text:style-name="P2"><text:span text:style-name="T7"><text:s text:c="5"/>$i = 0;</text:span></text:p>
      <text:p text:style-name="P2"><text:span text:style-name="T7"><text:s text:c="2"/>}</text:span></text:p>
      <text:p text:style-name="P2"><text:span text:style-name="T7">else</text:span></text:p>
      <text:p text:style-name="P2"><text:span text:style-name="T7"><text:s text:c="2"/>{</text:span></text:p>
      <text:p text:style-name="P2"><text:span text:style-name="T7"><text:s text:c="5"/>$i = 1;</text:span></text:p>
      <text:p text:style-name="P2"><text:span text:style-name="T7"><text:s text:c="2"/>}</text:span></text:p>
      <text:p text:style-name="P2"><text:span text:style-name="T7">//----------------------------------------------------------------------------------------------------------------------</text:span></text:p>
      <text:p text:style-name="P2"/>
      <text:p text:style-name="P2"><text:tab/>У якості параметрів виразу, що проходить перевірку, можуть бути використані: число, числова змінна або властивість об’єкту, а також функції та методи об’єктів, результат яких може бути приведений до числового типу. При обчислені, дробова частина значень також враховується, тому у наведеному вище прикладі $i буде більше ніж 5. Ліва і права частина виразу можуть порівнюватись за допомогою будь-якої операції порівняння.<text:span text:style-name="T3"> </text:span>Якщо у виразі відсутній символ операції порівняння, вираз буде перевірений на істинність. Вираз вважається істинним, якщо результат його обчислення більше ніж 0.</text:p>
      <text:p text:style-name="P2"/>
      <text:p text:style-name="P4"/>
      <text:p text:style-name="P3"><text:span text:style-name="T1">Конструкція select</text:span></text:p>
      <text:p text:style-name="P3"/>
      <text:p text:style-name="P2"><text:span text:style-name="T7">//----------------------------------------------------------------------------------------------------------------------</text:span></text:p>
      <text:p text:style-name="P2"><text:span text:style-name="T7">select (&lt;параметр&gt;)</text:span></text:p>
      <text:p text:style-name="P2"><text:span text:style-name="T7">{</text:span></text:p>
      <text:p text:style-name="P2"><text:span text:style-name="T7"><text:s text:c="3"/>when &lt;значення1&gt; then {&lt;перелік дій&gt;}</text:span></text:p>
      <text:p text:style-name="P2"><text:span text:style-name="T7"><text:s text:c="3"/>when &lt;значення2&gt; then {&lt;перелік дій&gt;}</text:span></text:p>
      <text:p text:style-name="P2"><text:span text:style-name="T7"><text:s text:c="3"/>...</text:span></text:p>
      <text:p text:style-name="P2"><text:span text:style-name="T7">}</text:span></text:p>
      <text:p text:style-name="P2"><text:span text:style-name="T7">//----------------------------------------------------------------------------------------------------------------------<text:tab/></text:span></text:p>
      <text:p text:style-name="P2"/>
      <text:p text:style-name="P2"><text:tab/>Альтернативою розгалуженим умовам if-else слугує конструкція select. Суть її полягає у перевірці переданого вхідного параметру на відповідність значенням, що містяться у виконавчому блоці. Перевірка здійснюється за допомогою спеціального службового слова <text:span text:style-name="T1">when</text:span>, а опис дій, які потрібно виконати, якщо виконується рівність, розташований після службового слова <text:span text:style-name="T1">then</text:span>.</text:p>
      <text:p text:style-name="P2"><text:tab/>У якості параметра конструкції select може виступати: змінна, результат функції, властивість об’єкту або результат його методу. Скалярні вирази не допускаються. Значення, з якими порівнюється параметр select, повинні бути константами. Синтаксис дозволяє змішувати числові та строкові константи у межах конструкції, таким чином параметр переданий до select можна порівняти як із числом 2, так і зі строковою константою «два». Звісно, числову змінну не можна порівняти зі строкою, тож в цьому випадку інтерпретатор просто відкине цей блок when...then та перейде до наступного.</text:p>
      <text:p text:style-name="P2"><text:tab/>У виконавчому блоці конструкції select, окрім блоків-перевірок when...then можуть міститися будь-які інші дії, які будуть виконані після всіх блоків-перевірок.</text:p>
      <text:p text:style-name="P2"/>
      <text:p text:style-name="P2"/>
      <text:p text:style-name="P2"/>
      <text:p text:style-name="P2"/>
      <text:p text:style-name="P2"><text:soft-page-break/><text:span text:style-name="T7">//----------------------------------------------------------------------------------------------------------------------</text:span></text:p>
      <text:p text:style-name="P2"><text:span text:style-name="T7">$res = _foo(); //$res отримує певне значення;</text:span></text:p>
      <text:p text:style-name="P2"/>
      <text:p text:style-name="P2"><text:span text:style-name="T7">select ($res)</text:span></text:p>
      <text:p text:style-name="P2"><text:span text:style-name="T7">{</text:span></text:p>
      <text:p text:style-name="P2"><text:span text:style-name="T7"><text:s text:c="3"/>when 10 then {$res = $res + 2;}</text:span></text:p>
      <text:p text:style-name="P2"><text:span text:style-name="T7"><text:s text:c="3"/>when 21 then {_return(2);}</text:span></text:p>
      <text:p text:style-name="P2"><text:span text:style-name="T7"><text:s text:c="2"/></text:span></text:p>
      <text:p text:style-name="P2"><text:span text:style-name="T7"><text:s text:c="2"/>_return(0)</text:span></text:p>
      <text:p text:style-name="P2"><text:span text:style-name="T7">}</text:span></text:p>
      <text:p text:style-name="P2"><text:span text:style-name="T7">//----------------------------------------------------------------------------------------------------------------------</text:span></text:p>
      <text:p text:style-name="P2"/>
      <text:p text:style-name="P2"><text:tab/>Область видимості виконавчого блоку конструкції – глобальна. Це означає, що всі операції зі змінною $res з попереднього прикладу, за умови істинності першого перевірочного блоку, матимуть вплив на результати виконання наступних перевірочних блоків.</text:p>
      <text:p text:style-name="P3"/>
      <text:p text:style-name="P3"><text:span text:style-name="T1">Цикли</text:span></text:p>
      <text:p text:style-name="P3"/>
      <text:p text:style-name="P2"><text:tab/>Інтерпретатор надає користувачу три типа циклів: <text:span text:style-name="T1">for</text:span>, <text:span text:style-name="T1">while</text:span> та <text:span text:style-name="T1">count</text:span> (останній є спрощеною реалізацією for). Цикли можуть бути вкладеними. У якості параметрів умов циклів (окрім count) можуть бути: числа, числові змінні або властивості об’єктів, а також функції чи методи об’єктів, що повертають результат, що може бути інтерпретований як число. Змінні, що оголошені у циклі, будуть ініціалізуватись на кожній ітерації.</text:p>
      <text:p text:style-name="P3"/>
      <text:p text:style-name="P3"/>
      <text:p text:style-name="P3"><text:span text:style-name="T1">Цикл for</text:span></text:p>
      <text:p text:style-name="P2"/>
      <text:p text:style-name="P2"><text:span text:style-name="T7">//----------------------------------------------------------------------------------------------------------------------</text:span></text:p>
      <text:p text:style-name="P2"><text:span text:style-name="T7">for (&lt;початкове значення&gt;, &lt;умова виконання&gt;, &lt;крок&gt;)</text:span></text:p>
      <text:p text:style-name="P2"><text:span text:style-name="T7">{&lt;якісь дії&gt;}</text:span></text:p>
      <text:p text:style-name="P2"><text:span text:style-name="T7">//----------------------------------------------------------------------------------------------------------------------</text:span></text:p>
      <text:p text:style-name="P2"/>
      <text:p text:style-name="P2"><text:tab/>Виконує код, що міститься між фігурними дужками, доки операція порівняння між першим та другим аргументами умови є істинною. Третій параметр являє собою крок, на який змінюється значення першого параметру умови. Крок може бути як цілим так і дробовим числом, а знаки «+» чи «-» вказують на спосіб зміни першого параметру. Другий параметр складається зі знаку операції порівняння та числового значення, що окреслює верхній поріг умови. Допустимі операції порівняння: «&gt;», «&lt;», «&gt;=» та «&lt;=». Перший параметр може задаватись числовою константою, результатом функції або методу, а також властивістю об’єкта або змінною, що мають числовий тип. Якщо використовуються змінна чи властивість об’єкта, вони повинні бути ініціалізовані до початку циклу. Крім того, їх значення буде змінюватися після кожної ітерації, тому використання властивості об’єкта, можливо, є не найкращою ідеєю.</text:p>
      <text:p text:style-name="P2"/>
      <text:p text:style-name="P2"><text:span text:style-name="T7">//----------------------------------------------------------------------------------------------------------------------</text:span></text:p>
      <text:p text:style-name="P2"><text:span text:style-name="T7">for ($var, &lt;= 10, +1)</text:span></text:p>
      <text:p text:style-name="P2"><text:span text:style-name="T7">{&lt;певні дії&gt;}</text:span></text:p>
      <text:p text:style-name="P2"><text:soft-page-break/></text:p>
      <text:p text:style-name="P2"><text:span text:style-name="T7">for (0, &lt;= 10, -1) </text:span></text:p>
      <text:p text:style-name="P2"><text:span text:style-name="T7">{&lt;певні дії&gt;}</text:span></text:p>
      <text:p text:style-name="P2"><text:span text:style-name="T7">//----------------------------------------------------------------------------------------------------------------------</text:span></text:p>
      <text:p text:style-name="P2"/>
      <text:p text:style-name="P2"/>
      <text:p text:style-name="P3"><text:tab/><text:span text:style-name="T1">Цикл while</text:span></text:p>
      <text:p text:style-name="P2"/>
      <text:p text:style-name="P2"><text:span text:style-name="T7">//----------------------------------------------------------------------------------------------------------------------</text:span></text:p>
      <text:p text:style-name="P2"><text:span text:style-name="T7">while(&lt;умова&gt;)</text:span></text:p>
      <text:p text:style-name="P2"><text:span text:style-name="T7">{&lt;певні дії&gt;}</text:span></text:p>
      <text:p text:style-name="P2"><text:span text:style-name="T7">//----------------------------------------------------------------------------------------------------------------------</text:span></text:p>
      <text:p text:style-name="P2"/>
      <text:p text:style-name="P2"><text:tab/>Виконує код, що міститься між фігурними дужками, доки операція порівняння між першим та другим параметром є істинною. В протилежність попередньому циклу, while не містить кроку, що змінює параметри умови. Умова перевіряється на істину перед кожною ітерацією. Якщо умова неістинна ще до першої ітерації – тіло циклу не виконується. Обидва параметри умови можуть бути числовими константами та змінними, результатами функцій або методів об’єктів та властивостями об’єктів, значення яких може бути інтерпретоване як число. Допустимі операції порівняння: «&gt;», «&lt;», «&gt;=», «&lt;=», «!=» та «==».</text:p>
      <text:p text:style-name="P2"/>
      <text:p text:style-name="P2"><text:span text:style-name="T7">//----------------------------------------------------------------------------------------------------------------------</text:span></text:p>
      <text:p text:style-name="P2"><text:span text:style-name="T7">$i = 1;</text:span></text:p>
      <text:p text:style-name="P2"><text:span text:style-name="T7">while($i != 100)</text:span></text:p>
      <text:p text:style-name="P2"><text:span text:style-name="T7">{$i = _random(100);}</text:span></text:p>
      <text:p text:style-name="P2"><text:span text:style-name="T7">//----------------------------------------------------------------------------------------------------------------------</text:span></text:p>
      <text:p text:style-name="P2"/>
      <text:p text:style-name="P3"/>
      <text:p text:style-name="P3"><text:span text:style-name="T1">Цикл count</text:span></text:p>
      <text:p text:style-name="P2"><text:tab/></text:p>
      <text:p text:style-name="P2"><text:span text:style-name="T7">//----------------------------------------------------------------------------------------------------------------------</text:span></text:p>
      <text:p text:style-name="P2"><text:span text:style-name="T7">count(&lt;лічильник&gt;)</text:span></text:p>
      <text:p text:style-name="P2"><text:span text:style-name="T7">{&lt;певні дії&gt;}</text:span></text:p>
      <text:p text:style-name="P2"><text:span text:style-name="T7">//----------------------------------------------------------------------------------------------------------------------</text:span></text:p>
      <text:p text:style-name="P2"/>
      <text:p text:style-name="P2"><text:tab/>Спрощена версія циклу for. Єдиний параметр вказує на кількість ітерацій виконання тіла циклу. Параметр може бути числовою константою, результатом функції або метода та числовою властивістю об’єкту чи змінною, яка повинна ініціалізуватись певним значенням до початку виконання циклу. Параметр обов’язково повинен бути позитивним значенням.</text:p>
      <text:p text:style-name="P2"/>
      <text:p text:style-name="P3"><text:tab/></text:p>
      <text:p text:style-name="P3"><text:span text:style-name="T1">Директиви</text:span></text:p>
      <text:p text:style-name="P3"/>
      <text:p text:style-name="P2"><text:tab/>Директиви це службові команди інтерпретатора, що описують певні дії, що є обов’язковими для виконання. У ELI використовуються наступні директиви:</text:p>
      <text:p text:style-name="P2"/>
      <text:p text:style-name="P2"><text:tab/><text:span text:style-name="T1">#begin</text:span> – відмічає початок скрипту. Обов’язкова.</text:p>
      <text:p text:style-name="P2"/>
      <text:p text:style-name="P2"><text:soft-page-break/><text:span text:style-name="T1"><text:tab/>#end</text:span> – відмічає кінець скрипту. Обов’язкова.</text:p>
      <text:p text:style-name="P2"/>
      <text:p text:style-name="P2"><text:span text:style-name="T1"><text:tab/>#include &lt;ім’я файлу&gt;</text:span> – долучає код, що міститься у зовнішньому файлі, до скрипту. Усі змінні, оголошені у вкладеному файлі, ініціалізуються в поточному активному стеку.</text:p>
      <text:p text:style-name="P2"/>
      <text:p text:style-name="P2"><text:span text:style-name="T1"><text:tab/>#exit</text:span> – примусове завершення скрипту.</text:p>
      <text:p text:style-name="P2"/>
      <text:p text:style-name="P2"><text:span text:style-name="T1"><text:tab/>#procedure &lt;ім’я процедури&gt;(&lt;аргументи&gt;)</text:span>{<text:span text:style-name="T1">&lt;тіло процедури&gt;</text:span>} – оголошує користувацьку процедуру.</text:p>
      <text:p text:style-name="P2"/>
      <text:p text:style-name="P2"><text:span text:style-name="T1"><text:tab/>#drop procedure &lt;ім’я процедури&gt;</text:span> – видаляє користувацьку процедуру.</text:p>
      <text:p text:style-name="P2"/>
      <text:p text:style-name="P2"><text:tab/><text:span text:style-name="T1">#make &lt;ім’я змінної&gt; {&lt;певний код&gt;}</text:span> – передає змінній ідентифікатор відкладеного фрагмента кода. В подальшому цей ідентифікатор можна передати іншій змінній або властивості об’єкта.</text:p>
      <text:p text:style-name="P2"/>
      <text:p text:style-name="P2"><text:tab/><text:span text:style-name="T1">#run &lt;ім’я змінної&gt;</text:span> – виконує фрагмент кода, ідентифікатор якого міститься у змінній. Усі змінні, що були створені під час виконання цього фрагменту, будуть розміщені у стеку, який є активним для контексту де була викликана директива #run. Після трансляції, фрагмент буде видалено зі стеку фрагментів.</text:p>
      <text:p text:style-name="P2"/>
      <text:p text:style-name="P2"><text:tab/><text:bookmark-start text:name="__DdeLink__4299_326190504"/><text:span text:style-name="T1">#class &lt;ім’я класу&gt; {тіло класу} </text:span><text:bookmark-end text:name="__DdeLink__4299_326190504"/>– створює новий клас об’єктів.</text:p>
      <text:p text:style-name="P2"/>
      <text:p text:style-name="P2"><text:tab/><text:span text:style-name="T1">#</text:span><text:span text:style-name="T6">modify</text:span><text:span text:style-name="T1"> </text:span><text:span text:style-name="T6">class</text:span><text:span text:style-name="T1"> &lt;ім’я класу&gt; {тіло класу} </text:span>– змінює існуючий клас об’єктів.</text:p>
      <text:p text:style-name="P2"/>
      <text:p text:style-name="P2"><text:tab/><text:span text:style-name="T1">#property &lt;ім’я властивості&gt;=&lt;значення&gt;</text:span> – додає нову властивість <text:span text:style-name="T3">в обраний</text:span> клас. Застосовується лише всередині коду, що описує тіло класу.</text:p>
      <text:p text:style-name="P2"/>
      <text:p text:style-name="P2"><text:tab/><text:span text:style-name="T1">#method</text:span> <text:span text:style-name="T1">&lt;ім’я методу&gt;(&lt;аргументи&gt;)</text:span>{<text:span text:style-name="T1">&lt;тіло методу&gt;</text:span>} – додає новий метод в обраний клас. Застосовується лише всередині коду, що описує тіло класу.</text:p>
      <text:p text:style-name="P2"/>
      <text:p text:style-name="P2"><text:tab/><text:span text:style-name="T1">#drop property &lt;ім’я властивості&gt;</text:span> – видаляє властивість з класу.</text:p>
      <text:p text:style-name="P2"/>
      <text:p text:style-name="P2"><text:tab/><text:span text:style-name="T1">#drop method &lt;ім’я метода&gt; </text:span>– видаляє метод з класу.</text:p>
      <text:p text:style-name="P2"/>
      <text:p text:style-name="P2"><text:tab/><text:span text:style-name="T1">#drop class &lt;ім’я класу&gt;</text:span> – видаляє клас об’єктів.</text:p>
      <text:p text:style-name="P2"/>
      <text:p text:style-name="P2"><text:tab/><text:span text:style-name="T1">#return &lt;значення&gt;</text:span> – повертає результат виконання методу класу.</text:p>
      <text:p text:style-name="P2"/>
      <text:p text:style-name="P3"><text:tab/></text:p>
      <text:p text:style-name="P3"><text:span text:style-name="T1">Функції</text:span></text:p>
      <text:p text:style-name="P3"/>
      <text:p text:style-name="P2"><text:tab/>ELI може використовувати будь-які функції, що описані у користувацькій аплікації, за умови, що вони оголошені у стеку функцій. Крім того до складу ELI включені декілька вбудованих функцій:</text:p>
      <text:p text:style-name="P2"/>
      <text:p text:style-name="P2"><text:tab/><text:span text:style-name="T1">_random(</text:span><text:span text:style-name="T6">num</text:span><text:span text:style-name="T1"> pArea)</text:span> – повертає псевдовипадкове значення з діапазону pArea.</text:p>
      <text:p text:style-name="P2"/>
      <text:p text:style-name="P2"><text:soft-page-break/><text:tab/><text:span text:style-name="T1">_</text:span><text:span text:style-name="T6">round</text:span><text:span text:style-name="T1">(</text:span><text:span text:style-name="T6">num</text:span><text:span text:style-name="T1"> </text:span><text:span text:style-name="T6">pNumber</text:span><text:span text:style-name="T1">, </text:span><text:span text:style-name="T6">num</text:span><text:span text:style-name="T1"> </text:span><text:span text:style-name="T6">pPrecision</text:span><text:span text:style-name="T1">)</text:span> – повертає результат округлення значення аргументу <text:span text:style-name="T5">pNumber</text:span>. Аргумент <text:span text:style-name="T5">pPrecision</text:span><text:span text:style-name="T3"> </text:span>вказує на точність округлення (від 0 до 2 знаків після коми).</text:p>
      <text:p text:style-name="P2"/>
      <text:p text:style-name="P2"><text:tab/>_<text:span text:style-name="T6">int</text:span><text:span text:style-name="T4">(</text:span><text:span text:style-name="T6">num</text:span><text:span text:style-name="T4"> </text:span><text:span text:style-name="T6">pNumber</text:span><text:span text:style-name="T4">) </text:span><text:span text:style-name="T3">– </text:span>приводить значення аргументу <text:span text:style-name="T5">pNumber</text:span><text:span text:style-name="T3"> </text:span>до цілочислового типу.</text:p>
      <text:p text:style-name="P2"/>
      <text:p text:style-name="P2"><text:tab/><text:span text:style-name="T1">_strlen(</text:span><text:span text:style-name="T6">sym</text:span><text:span text:style-name="T1"> pStr)</text:span> – повертає довжину строки.</text:p>
      <text:p text:style-name="P2"/>
      <text:p text:style-name="P2"><text:tab/><text:span text:style-name="T1">_streq(</text:span><text:span text:style-name="T6">sym</text:span><text:span text:style-name="T1"> pStr1, </text:span><text:span text:style-name="T6">sym</text:span><text:span text:style-name="T1"> pStr2)</text:span> – порівнює строки, повертає 1 якщо строки рівні, 0 якщо ні. Враховує регістр.</text:p>
      <text:p text:style-name="P2"/>
      <text:p text:style-name="P2"><text:tab/><text:span text:style-name="T1">_istreq(</text:span><text:span text:style-name="T6">sym</text:span><text:span text:style-name="T1"> pStr1, </text:span><text:span text:style-name="T6">sym</text:span><text:span text:style-name="T1"> pStr2)</text:span> – порівнює строки, повертає 1 якщо строки рівні, 0 якщо ні. Не враховує регістр.</text:p>
      <text:p text:style-name="P2"/>
      <text:p text:style-name="P2"><text:tab/><text:span text:style-name="T1">_substr(</text:span><text:span text:style-name="T6">sym</text:span><text:span text:style-name="T1"> pTargetStr, </text:span><text:span text:style-name="T6">num</text:span><text:span text:style-name="T1"> pPos, </text:span><text:span text:style-name="T6">num</text:span><text:span text:style-name="T1"> pCount)</text:span> – повертає підстроку.</text:p>
      <text:p text:style-name="P2"/>
      <text:p text:style-name="P2"><text:tab/><text:span text:style-name="T1">_re</text:span><text:span text:style-name="T6">turn</text:span><text:span text:style-name="T1">(</text:span><text:span text:style-name="T6">sym</text:span><text:span text:style-name="T1"> pReturnVal)</text:span> – завершує скрипт та встановлює результат виконання.</text:p>
      <text:p text:style-name="P2"/>
      <text:p text:style-name="P2"><text:tab/><text:span text:style-name="T1">_</text:span><text:span text:style-name="T6">throw</text:span><text:span text:style-name="T1">(</text:span><text:span text:style-name="T6">sym</text:span><text:span text:style-name="T1"> </text:span><text:span text:style-name="T6">pException</text:span><text:span text:style-name="T1">)</text:span> – завершення трансляції із додаванням до логу користувацького виключення із довільним текстом.</text:p>
      <text:p text:style-name="P2"/>
      <text:p text:style-name="P2"><text:tab/><text:span text:style-name="T1">_free(</text:span><text:span text:style-name="T6">sym</text:span><text:span text:style-name="T1"> pVarName)</text:span> – видаляє зі стека змінну, повертає 1 якщо успішно, в іншому випадку повертає 0.</text:p>
      <text:p text:style-name="P2"/>
      <text:p text:style-name="P2"><text:tab/><text:span text:style-name="T1">_LoadObjStack(</text:span><text:span text:style-name="T6">sym</text:span><text:span text:style-name="T1"> pFilePath, </text:span><text:span text:style-name="T6">num</text:span><text:span text:style-name="T1"> pClear)</text:span> – завантажує вміст стеку об’єктів з файлу, повертає 1 якщо успішно, 0 – в іншому випадку. Якщо pClear &gt; 0 стек об’єктів очищується перед завантаженням. Шлях до файлу може бути як абсолютний так умовний («.\&lt;ім’я файлу&gt;»). У цьому випадку пошук ведеться в директорії де розташовано dll інтерпретатора.</text:p>
      <text:p text:style-name="P2"/>
      <text:p text:style-name="P2"><text:tab/><text:span text:style-name="T1">_SaveObjStack(</text:span><text:span text:style-name="T6">sym</text:span><text:span text:style-name="T1"> pFilePath)</text:span> – зберігає вміст стеку об’єктів у файл, повертає 1 якщо успішно, 0 – в іншому випадку. Шлях до файлу може бути як абсолютний так умовний («.\&lt;ім’я файлу&gt;»). У цьому випадку пошук ведеться в директорії де розташовано dll інтерпретатора.</text:p>
      <text:p text:style-name="P2"/>
      <text:p text:style-name="P2"><text:tab/><text:span text:style-name="T1">_SaveObjects(</text:span><text:span text:style-name="T6">sym</text:span><text:span text:style-name="T1"> pFilePath, </text:span><text:span text:style-name="T6">sym</text:span><text:span text:style-name="T1"> pCathegory)</text:span> – зберігає у файл всі об’єкти зі стеку за вказаною категорією. Шлях до файлу може бути як абсолютний так умовний («.\&lt;ім’я файлу&gt;»). У цьому випадку пошук ведеться в директорії де розташовано dll інтерпретатора.</text:p>
      <text:p text:style-name="P2"/>
      <text:p text:style-name="P2"><text:tab/><text:span text:style-name="T1">_CompactObjStack()</text:span> – стискає стек, видаляє з нього записи, що відмічені як видалені, тобто ті, для яких поле Keep == 0.</text:p>
      <text:p text:style-name="P2"/>
      <text:p text:style-name="P2"><text:tab/><text:span text:style-name="T1">_RemoveObjects(</text:span><text:span text:style-name="T6">sym</text:span><text:span text:style-name="T1"> pCathegory)</text:span> – видаляє зі стеку всі об’єкти із вказаною категорією.</text:p>
      <text:p text:style-name="P2"/>
      <text:p text:style-name="P2"><text:tab/><text:span text:style-name="T1">_ClearObjStack()</text:span> – очищує стек об’єктів.</text:p>
      <text:p text:style-name="P2"/>
      <text:p text:style-name="P2"><text:soft-page-break/><text:tab/><text:span text:style-name="T1">_Run(</text:span><text:span text:style-name="T6">sym</text:span><text:span text:style-name="T1"> pVarName)</text:span> – виконує код, що міститься у змінній з ім’ям pVarName. Відповідає послідовному виклику директив <text:span text:style-name="T1">#make</text:span> та <text:span text:style-name="T1">#run</text:span>. Використовується коли код для виконання генерується під час трансляції скрипту, наприклад, якщо інша функція (_LoadFileToVar() або ReadIn() тощо) повертає текст, який потрібно транслювати. Якщо код, який потрібно транслювати, вказується безпосередньо у тілі скрипту, слід використовувати директиви #make та #run. Код виконується в рамках поточного контексту.</text:p>
      <text:p text:style-name="P2"/>
      <text:p text:style-name="P2"><text:tab/><text:span text:style-name="T1">_GetParamAsNum(</text:span><text:span text:style-name="T6">sym</text:span><text:span text:style-name="T1"> pParam)</text:span> – повертає значення параметру pParam зі стека параметрів перетворене в число.</text:p>
      <text:p text:style-name="P2"/>
      <text:p text:style-name="P2"><text:tab/><text:span text:style-name="T1">_GetParamAsStr(</text:span><text:span text:style-name="T6">sym</text:span><text:span text:style-name="T1"> pParam)</text:span> – повертає значення параметру pParam зі стека параметрів перетворене в строку.</text:p>
      <text:p text:style-name="P2"/>
      <text:p text:style-name="P2"><text:tab/><text:span text:style-name="T1">_SetParam(</text:span><text:span text:style-name="T6">sym</text:span><text:span text:style-name="T1"> pParam, </text:span><text:span text:style-name="T6">sym</text:span><text:span text:style-name="T1"> pVal)</text:span> – додає в стек параметр з ім’ям pParam та значенням <text:s/>pVal. Якщо параметр з таким ім’ям уже присутній у стеку, його значення буде перезаписане.</text:p>
      <text:p text:style-name="P2"/>
      <text:p text:style-name="P2"><text:tab/><text:span text:style-name="T1">_LoadFileToVar(</text:span><text:span text:style-name="T6">sym</text:span><text:span text:style-name="T1"> pFile, </text:span><text:span text:style-name="T6">sym</text:span><text:span text:style-name="T1"> pTarget)</text:span> – завантажує вміст текстового файлу у змінну з ім’ям pTarget. Шлях до файлу може бути як абсолютний так умовний («.\&lt;ім’я файлу&gt;»). У цьому випадку пошук ведеться в директорії де розташовано dll інтерпретатора.</text:p>
      <text:p text:style-name="P2"/>
      <text:p text:style-name="P2"><text:tab/><text:span text:style-name="T1">_SaveVarToFile(</text:span><text:span text:style-name="T6">sym</text:span><text:span text:style-name="T1"> pTarget, </text:span><text:span text:style-name="T6">sym</text:span><text:span text:style-name="T1"> pFile)</text:span> – зберігає значення змінної у вказаний файл. Шлях до файлу може бути як абсолютний так умовний («.\&lt;ім’я файлу&gt;»). У цьому випадку пошук ведеться в директорії де розташовано dll інтерпретатора. Якщо шлях до файлу не існує, буде створений новий файл.</text:p>
      <text:p text:style-name="P2"/>
      <text:p text:style-name="P2"><text:tab/><text:span text:style-name="T1">_</text:span><text:bookmark-start text:name="__DdeLink__1330_475062769"/><text:span text:style-name="T1">SaveFragmentToFile</text:span><text:bookmark-end text:name="__DdeLink__1330_475062769"/><text:span text:style-name="T1">(</text:span><text:span text:style-name="T6">sym</text:span><text:span text:style-name="T1"> pTarget, </text:span><text:span text:style-name="T6">sym</text:span><text:span text:style-name="T1"> pFile)</text:span> – зберігає відкладений фрагмент з ідентифікатором, що міститься у змінній pTarget, у вказаний файл. Шлях до файлу може бути як абсолютний так умовний («.\&lt;ім’я файлу&gt;»). У цьому випадку пошук ведеться в директорії де розташовано dll інтерпретатора. Якщо шлях до файлу не існує, буде створений новий файл.</text:p>
      <text:p text:style-name="P2"/>
      <text:p text:style-name="P2"><text:tab/><text:span text:style-name="T1">Важливо:</text:span> функція _SaveFragmentToFile() зберігає фрагмент «як є», не розгортаючи фрагменти, ідентифікатори яких містяться у тексті.</text:p>
      <text:p text:style-name="P2"/>
      <text:p text:style-name="P2"><text:tab/><text:span text:style-name="T1">_GetConfig(</text:span><text:span text:style-name="T6">sym</text:span><text:span text:style-name="T1"> </text:span><text:bookmark-start text:name="__DdeLink__1154_826790505"/><text:span text:style-name="T1">pFile</text:span><text:bookmark-end text:name="__DdeLink__1154_826790505"/><text:span text:style-name="T1">, </text:span><text:span text:style-name="T6">sym</text:span><text:span text:style-name="T1"> pLine)</text:span> – завантажує значення параметру pLine з файлу pFile. Шлях до файлу може бути як абсолютний так умовний («.\&lt;ім’я файлу&gt;»). У цьому випадку пошук ведеться в директорії де розташовано dll інтерпретатора. Файл повинен мати структуру &lt;параметр&gt;=&lt;значення&gt;.</text:p>
      <text:p text:style-name="P2"/>
      <text:p text:style-name="P2"><text:tab/><text:span text:style-name="T1">_SaveState()</text:span> – зберігає поточний стан усіх стеків ELI в файл state.log <text:bookmark-start text:name="__DdeLink__1240_1126955674"/>в директорії з якої був запущений ELI<text:bookmark-end text:name="__DdeLink__1240_1126955674"/>.</text:p>
      <text:p text:style-name="P2"/>
      <text:p text:style-name="P2"><text:tab/><text:span text:style-name="T1">_SaveVarStack(</text:span><text:span text:style-name="T6">num</text:span><text:span text:style-name="T1"> pLevel)</text:span> – зберігає стан стека змінних у файл varstack.log в директорії з якої був запущений ELI. Якщо аргумент pLevel дорівнює 0 зберігається вміст глобального стека, якщо 1 – локального (тобто того, що використовується у даний час).</text:p>
      <text:p text:style-name="P2"/>
      <text:p text:style-name="P2"><text:soft-page-break/><text:tab/><text:span text:style-name="T1">_WriteOut(</text:span><text:span text:style-name="T6">sym</text:span><text:span text:style-name="T1"> pStr)</text:span> – направляє у стандартний потік виводу вміст аргументу pStr. Крім звичайного набору допустимих строкових значень, функції можна передати шість зарезервованих слів:</text:p>
      <text:p text:style-name="P2"><text:tab/><text:span text:style-name="T1">#varstack</text:span> – вивід стека змінних. Використовується поточний активний стек.</text:p>
      <text:p text:style-name="P2"><text:span text:style-name="T1"><text:tab/>#funcstack</text:span> – вивід стека функцій.</text:p>
      <text:p text:style-name="P2"><text:span text:style-name="T1"><text:tab/>#prmstack – </text:span>вивід стека параметрів.</text:p>
      <text:p text:style-name="P2"><text:span text:style-name="T1"><text:tab/>#objstack – </text:span>вивід стека об’єктів.</text:p>
      <text:p text:style-name="P2"><text:span text:style-name="T1"><text:tab/>#clstack – </text:span>вивід стека класів.</text:p>
      <text:p text:style-name="P2"><text:span text:style-name="T1"><text:tab/>#procstack – </text:span>вивід стека процедур.</text:p>
      <text:p text:style-name="P2"><text:span text:style-name="T1"><text:tab/>#frgstack – </text:span>вивід стека відкладених фрагментів кода.</text:p>
      <text:p text:style-name="P2"><text:tab/>#<text:span text:style-name="T1">endl</text:span> – вивід символу кінця строки (перенос каретки).</text:p>
      <text:p text:style-name="P2"/>
      <text:p text:style-name="P2"><text:tab/><text:span text:style-name="T1">_ReadIn(</text:span><text:span text:style-name="T6">sym</text:span><text:span text:style-name="T1"> pVar)</text:span> – зчитує символи зі стандартного потоку вводу та записує їх в змінну pVar. Максимальна кількість символів для вводу: 4096.</text:p>
      <text:p text:style-name="P2"/>
      <text:p text:style-name="P2"><text:tab/><text:span text:style-name="T1">_System(</text:span><text:span text:style-name="T6">sym</text:span><text:span text:style-name="T1"> pCmd)</text:span> – виконує команду Windows, що міститься в аргументі pCmd. Аналог С++ функції system().</text:p>
      <text:p text:style-name="P2"/>
      <text:p text:style-name="P2"><text:tab/><text:span text:style-name="T1">_LastError()</text:span> – повертає опис останньої зафіксованої помилки.</text:p>
      <text:p text:style-name="P2"/>
      <text:p text:style-name="P2"><text:tab/><text:span text:style-name="T1">_ConnectLib(</text:span><text:span text:style-name="T6">sym</text:span><text:span text:style-name="T1"> pPath)</text:span> – підключає до інтерпретатора зовнішню бібліотеку dll. Повертає дескриптор підключеної бібліотеки. У разі невдачі повертає -1. Шлях до файлу може бути як абсолютний так и імовний («.\&lt;ім’я файлу&gt;»). У цьому випадку пошук ведеться в директорії де розташовано dll інтерпретатора.</text:p>
      <text:p text:style-name="P2"/>
      <text:p text:style-name="P2"><text:tab/><text:span text:style-name="T1">_FreeLib(</text:span><text:span text:style-name="T6">num</text:span><text:span text:style-name="T1"> pHandle)</text:span> – вивільнює підключену зовнішню бібліотеку.</text:p>
      <text:p text:style-name="P2"/>
      <text:p text:style-name="P2"><text:tab/><text:span text:style-name="T1">_ImportFunc(</text:span><text:span text:style-name="T6">num</text:span><text:span text:style-name="T1"> pHandle,</text:span><text:span text:style-name="T6">sym</text:span><text:span text:style-name="T1"> pExtName,</text:span><text:span text:style-name="T6">sym</text:span><text:span text:style-name="T1"> pInName,</text:span><text:span text:style-name="T6">sym</text:span><text:span text:style-name="T1"> pArgList)</text:span> – імпортує із підключеної бібліотеки, що має дескриптор pHandle, функцію-обгортку з ім’ям <text:s/>pExtName та додає її у стек інтерпретатора під ім’ям pInName та списком аргументів pArgList. Аргументами pInName и <text:bookmark-start text:name="__DdeLink__1442_138007331"/>pArgList<text:bookmark-end text:name="__DdeLink__1442_138007331"/> повинні бути константні строки, оскільки в pInName використовується символ маркера функції «_», а pArgList містить пробіли, які будуть проігноровані без використання константної строки.</text:p>
      <text:p text:style-name="P2"/>
      <text:p text:style-name="P2"><text:tab/><text:span text:style-name="T1">_DebugIntoFile() </text:span>– вмикає логування дій інтерпретатора, направляє вивід у файл.</text:p>
      <text:p text:style-name="P2"/>
      <text:p text:style-name="P2"><text:tab/><text:span text:style-name="T1">_DebugIntoScreen()</text:span> – вмикає логування дій інтерпретатора, направляє вивід в стандартний поток виводу.</text:p>
      <text:p text:style-name="P2"/>
      <text:p text:style-name="P2"><text:tab/><text:span text:style-name="T1">_StopDebug()</text:span> – вимикає логування дій інтерпретатора.</text:p>
      <text:p text:style-name="P2"/>
      <text:p text:style-name="P2"><text:tab/>Аргументи функцій представлені тими типами даних мови <text:span text:style-name="T5">ELI</text:span> :</text:p>
      <text:p text:style-name="P2"><text:tab/><text:span text:style-name="T6">num</text:span> – числовий.</text:p>
      <text:p text:style-name="P2"><text:span text:style-name="T1"><text:tab/></text:span><text:span text:style-name="T6">sym</text:span> – строковий.</text:p>
      <text:p text:style-name="P2"/>
      <text:p text:style-name="P2"><text:tab/>Тип параметра вказує лише на механізм інтерпретації значення, яке буде передано функції в тілі скрипту, самі параметри зберігаються у стеку без вказання типу. У самих <text:soft-page-break/>функціях-обгортках використовуються методи класу ELI, на кшталт <text:span text:style-name="T3">GetParamToInt() для того, <text:s/></text:span>щоб отримати зі стека параметр з потрібним типом.</text:p>
      <text:p text:style-name="P2"/>
      <text:p text:style-name="P2"><text:span text:style-name="T7">//----------------------------------------------------------------------------------------------------------------------</text:span></text:p>
      <text:p text:style-name="P2"><text:span text:style-name="T7">$n = _random(10);</text:span></text:p>
      <text:p text:style-name="P2"><text:span text:style-name="T7">//----------------------------------------------------------------------------------------------------------------------</text:span></text:p>
      <text:p text:style-name="P2"/>
      <text:p text:style-name="P2"><text:tab/>Аргументами функції можуть бути: змінні, константи, скалярні вирази, властивості та методи об’єктів, а також інші функції.</text:p>
      <text:p text:style-name="P2"/>
      <text:p text:style-name="P2"/>
      <text:p text:style-name="P3"><text:tab/></text:p>
      <text:p text:style-name="P3"><text:span text:style-name="T1">Процедури</text:span></text:p>
      <text:p text:style-name="P3"/>
      <text:p text:style-name="P2"><text:tab/>Процедури не повертають значень, зате їх реалізація повністю залежить від користувача. Крім того, на відміну від функцій, алгоритм яких жорстко обмежений їх описом у коді бібліотеки ELI (або в коді користувацької аплікації), процедури можуть бути створені, використані та видалені під час виконання скрипту. Процедура, що оголошена в рамках одного контексту (наприклад, в тілі іншої процедури), може бути використана у будь-якому іншому, до тих пір поки не буде завершена робота бібліотеки ELI. Ім’я процедури – унікальне та не повинне співпадати з ім’ям функції зі стеку. Усі змінні, що оголошені у тілі процедури, видимі тільки в ній і будуть знищені після того, як процедура завершить роботу. В тілі процедури не можна використовувати змінні, що оголошені не в її тілі, тому що вони розміщені в іншому стеку змінних.</text:p>
      <text:p text:style-name="P2"/>
      <text:p text:style-name="P2"><text:tab/>Оголошення процедури:</text:p>
      <text:p text:style-name="P2"/>
      <text:p text:style-name="P2"><text:span text:style-name="T7">//----------------------------------------------------------------------------------------------------------------------</text:span></text:p>
      <text:p text:style-name="P2"><text:span text:style-name="T7">#procedure foo($arg1, $arg2)</text:span></text:p>
      <text:p text:style-name="P2"><text:span text:style-name="T7">{</text:span></text:p>
      <text:p text:style-name="P2"><text:span text:style-name="T7">&lt;певний код&gt;</text:span></text:p>
      <text:p text:style-name="P2"><text:span text:style-name="T7">}</text:span></text:p>
      <text:p text:style-name="P2"><text:span text:style-name="T7">//----------------------------------------------------------------------------------------------------------------------</text:span></text:p>
      <text:p text:style-name="P2"><text:s/></text:p>
      <text:p text:style-name="P2"><text:tab/>Звернення:</text:p>
      <text:p text:style-name="P2"/>
      <text:p text:style-name="P2"><text:span text:style-name="T7">//----------------------------------------------------------------------------------------------------------------------</text:span></text:p>
      <text:p text:style-name="P2"><text:span text:style-name="T7">:foo(10, 5);</text:span></text:p>
      <text:p text:style-name="P2"><text:span text:style-name="T7">//----------------------------------------------------------------------------------------------------------------------</text:span></text:p>
      <text:p text:style-name="P2"/>
      <text:p text:style-name="P2"><text:tab/>Видалення зі стеку:</text:p>
      <text:p text:style-name="P2"/>
      <text:p text:style-name="P2"><text:span text:style-name="T7">//----------------------------------------------------------------------------------------------------------------------</text:span></text:p>
      <text:p text:style-name="P2"><text:span text:style-name="T7">#drop foo;</text:span></text:p>
      <text:p text:style-name="P2"><text:span text:style-name="T7">//----------------------------------------------------------------------------------------------------------------------</text:span></text:p>
      <text:p text:style-name="P2"/>
      <text:p text:style-name="P2"><text:tab/>У процедури може бути довільна кількість аргументів. Аргументи ініціалізуються у локальному стеку змінних процедури як змінні типу sym. При здійснені виклику процедури, <text:soft-page-break/>значення, що передані їй в якості аргументів, будуть записані у відповідні змінні. Передача аргументів здійснюється по значенню. В якості аргументів процедури можна використовувати: константи, змінні, скалярні вирази, властивості об’єктів та результати функцій чи методів.</text:p>
      <text:p text:style-name="P2"><text:tab/>Користувацькі процедури зберігаються в спеціальному стеку. При оголошенні процедури, у ньому створюються два елементи з категорією «procedure» та ім’ям, що було вказане при оголошенні. Один елемент містить список аргументів, другий – посилання-ідентифікатор на тіло процедури, що збережене у стеку фрагментів коду.</text:p>
      <text:p text:style-name="P3"><text:tab/></text:p>
      <text:p text:style-name="P4"/>
      <text:p text:style-name="P4"/>
      <text:p text:style-name="P3"><text:span text:style-name="T1">Об’єкти</text:span></text:p>
      <text:p text:style-name="P3"/>
      <text:p text:style-name="P2"><text:tab/>У мові ELI «об’єкт» є абстракцією, що уособлює певну множину записів зі спеціального стеку. Для інтерпретатора кожен елемент цього стеку – це набір типизованих полів, що описані у наступній структурі:</text:p>
      <text:p text:style-name="P2"/>
      <text:p text:style-name="P2"><text:span text:style-name="T7">//----------------------------------------------------------------------------------------------------------------------</text:span></text:p>
      <text:p text:style-name="P2"><text:span text:style-name="T7">struct RESOURCE</text:span></text:p>
      <text:p text:style-name="P2"><text:span text:style-name="T7">{</text:span></text:p>
      <text:p text:style-name="P2"><text:span text:style-name="T7"><text:s text:c="2"/>UINT Index; <text:s text:c="18"/><text:tab/> <text:s/>//унікальний індекс</text:span></text:p>
      <text:p text:style-name="P2"><text:span text:style-name="T7"><text:s text:c="2"/>std::wstring ObjectCathegory; <text:s/>//категорія об’єкта-власника</text:span></text:p>
      <text:p text:style-name="P2"><text:span text:style-name="T7"><text:s text:c="2"/>std::wstring ObjectID; <text:s text:c="13"/>//ID об’єкта-власника</text:span></text:p>
      <text:p text:style-name="P2"><text:span text:style-name="T7"><text:s text:c="2"/>std::wstring PropertyID; <text:s text:c="10"/>//ID властивості</text:span></text:p>
      <text:p text:style-name="P2"><text:span text:style-name="T7"><text:s text:c="2"/>std::wstring Value; <text:s text:c="19"/>//значення</text:span></text:p>
      <text:p text:style-name="P2"><text:span text:style-name="T7"><text:s text:c="2"/>std::wstring KeepInStack; <text:s text:c="7"/>//вказує чи зберігати ресурс в стеку після компакта</text:span></text:p>
      <text:p text:style-name="P2"><text:span text:style-name="T7"><text:s text:c="2"/>std::wstring SaveInFile; <text:s text:c="10"/>//вказує чи зберігати ресурс в файл на диску</text:span></text:p>
      <text:p text:style-name="P2"><text:span text:style-name="T7">};</text:span></text:p>
      <text:p text:style-name="P2"><text:span text:style-name="T7">//----------------------------------------------------------------------------------------------------------------------</text:span></text:p>
      <text:p text:style-name="P2"/>
      <text:p text:style-name="P2"><text:tab/>Стек об’єктів описаний як std::vector&lt;RESOURCE&gt; та включений у спеціальний клас <text:s/>RESOURCESTACK. Таким чином, для інтерпретатора об’єктом є набір елементів стеку об’єктів, для яких поле <text:s/>ObjectID є однаковим. <text:s/>Поле PropertyID визначає властивість об’єкту, а <text:s/>поле Value – значення цієї властивості. Ключовою властивістю ELI при роботі з об’єктами є можливість додавати та видаляти властивості прямо «на ходу». В протилежність, набір методів строго обмежений. Кожний об’єкт має наступні методи:</text:p>
      <text:p text:style-name="P2"/>
      <text:p text:style-name="P2"><text:span text:style-name="T1"><text:tab/>Сreate(</text:span><text:span text:style-name="T6">sym</text:span><text:span text:style-name="T1"> cathegory, s</text:span><text:span text:style-name="T6">ym</text:span><text:span text:style-name="T1"> </text:span><text:span text:style-name="T6">ctor</text:span><text:span text:style-name="T1">_</text:span><text:span text:style-name="T6">args</text:span><text:span text:style-name="T1">)</text:span> – створює новий об’єкт із вказаною категорією. Аргумент <text:span text:style-name="T5">ctor</text:span>_<text:span text:style-name="T5">args</text:span> містить перелік аргументів для конструктора класу.</text:p>
      <text:p text:style-name="P2"/>
      <text:p text:style-name="P2"><text:span text:style-name="T1"><text:tab/>Exist()</text:span> – перевіряє чи присутній у стеку такий об’єкт, повертає 1, якщо існує хоча б один елемент стеку об’єктів, для якого ObjectID відповідає імені об’єкта, що викликав даний метод.</text:p>
      <text:p text:style-name="P2"/>
      <text:p text:style-name="P2"><text:span text:style-name="T1"><text:tab/>Have(</text:span><text:span text:style-name="T6">sym</text:span><text:span text:style-name="T1"> prop_name)</text:span> – перевіряє чи існує вказана властивість у обєкта.</text:p>
      <text:p text:style-name="P2"/>
      <text:p text:style-name="P2"><text:span text:style-name="T1"><text:tab/>Add(</text:span><text:span text:style-name="T6">sym</text:span><text:span text:style-name="T1"> prop_name, </text:span><text:span text:style-name="T6">sym</text:span><text:span text:style-name="T1"> val)</text:span> – додає властивість до об’єкта.</text:p>
      <text:p text:style-name="P2"><text:soft-page-break/><text:tab/>Хоча аргумент val методу Add() оголошений як string, його можна використовувати аби передати числове значення. ELI сам виконає перетворення типів даних.</text:p>
      <text:p text:style-name="P2"/>
      <text:p text:style-name="P2"><text:span text:style-name="T1"><text:tab/>Remove(</text:span><text:span text:style-name="T6">sym</text:span><text:span text:style-name="T1"> prop_name)</text:span> – видаляє властивість з м’ям prop_name.</text:p>
      <text:p text:style-name="P2"/>
      <text:p text:style-name="P2"><text:span text:style-name="T1"><text:tab/>Destroy()</text:span> – знищує об’єкт.</text:p>
      <text:p text:style-name="P2"/>
      <text:p text:style-name="P2"><text:span text:style-name="T1"><text:tab/>Keep(</text:span><text:span text:style-name="T6">sym</text:span><text:span text:style-name="T1"> prop_name, </text:span><text:span text:style-name="T6">sym</text:span><text:span text:style-name="T1"> istrue)</text:span> – вказує чи треба зберігати властивість у стеку. Аргумент istrue може приймати значення 1 чи 0.</text:p>
      <text:p text:style-name="P2"/>
      <text:p text:style-name="P2"><text:span text:style-name="T1"><text:tab/>Save(</text:span><text:span text:style-name="T6">sym</text:span><text:span text:style-name="T1"> prop_name, </text:span><text:span text:style-name="T6">sym</text:span><text:span text:style-name="T1"> istrue)</text:span> – вказує чи треба зберігати властивість у файл. Аргумент istrue може приймати значення 1 чи 0.</text:p>
      <text:p text:style-name="P2"/>
      <text:p text:style-name="P2"><text:tab/><text:span text:style-name="T1">Execute(</text:span><text:span text:style-name="T6">sym</text:span><text:span text:style-name="T1"> prop_name)</text:span> – виконує відкладений фрагмент коду, ідентифікатор якого міститься у властивості prop_name. Ідентифікатор повинен бути спочатку створений за допомогою директиви #make. Під час виклику цього методу створюється тимчасова процедура з одним аргументом $this, у якому міститься ім’я об’єкта. </text:p>
      <text:p text:style-name="P2"/>
      <text:p text:style-name="P2"><text:tab/><text:span text:style-name="T1">Важливо:</text:span> хоча метод <text:span text:style-name="T1">Execute</text:span> виконує таку ж функцію, що і директива <text:span text:style-name="T1">#run</text:span> та<text:bookmark-start text:name="__DdeLink__1296_1959866826"/> функція <text:span text:style-name="T1">_Run()</text:span><text:bookmark-end text:name="__DdeLink__1296_1959866826"/>, між ними є різниця. Директива #run та функція _Run()<text:span text:style-name="T1"> </text:span>працюють в рамках поточного контексту, в той час як метод Execute створює новий контекст, тож код, що розгортається під час виклику метода, виконується в рамках цього, нового контексту.</text:p>
      <text:p text:style-name="P2"/>
      <text:p text:style-name="P2"><text:tab/><text:span text:style-name="T1">Show()</text:span> – виводить на екран всі властивості об’єкта.</text:p>
      <text:p text:style-name="P2"/>
      <text:p text:style-name="P2"><text:tab/><text:span text:style-name="T6">GetName</text:span><text:span text:style-name="T1">()</text:span> – повертає ім'я об’єкта.</text:p>
      <text:p text:style-name="P2"/>
      <text:p text:style-name="P2"><text:tab/><text:span text:style-name="T1">ExportIn(</text:span><text:span text:style-name="T6">sym</text:span><text:span text:style-name="T1"> pPropNames, </text:span><text:span text:style-name="T6">sym</text:span><text:span text:style-name="T1"> pPropVals)</text:span> – експортує властивості об’єкта у два об’єкта-списка із вказаними іменами. Кожна властивість об’єкта-списка pPropNames буде мати числовий індекс, а значенням цієї властивості буде ім’я властивості об’єкта, що викликав метод. У об’єкта pPropVals значення властивостей будуть містити значення властивостей об’єкта, що викликав метод. Крім того останньою властивістю обох списків буде Count, що містить кількість індексних елементів списку.</text:p>
      <text:p text:style-name="P2"/>
      <text:p text:style-name="P2"><text:tab/></text:p>
      <text:p text:style-name="P2"/>
      <text:p text:style-name="P2"><text:tab/>Наприклад:</text:p>
      <text:p text:style-name="P2"/>
      <text:p text:style-name="P2"><text:span text:style-name="T7">//----------------------------------------------------------------------------------------------------------------------</text:span></text:p>
      <text:p text:style-name="P2"><text:span text:style-name="T7">&amp;Hero.Create(NPC, </text:span><text:span text:style-name="T8">''</text:span><text:span text:style-name="T7">);</text:span></text:p>
      <text:p text:style-name="P2"><text:span text:style-name="T7">&amp;Hero.Add(Strength, 100);</text:span></text:p>
      <text:p text:style-name="P2"><text:span text:style-name="T7">&amp;Hero.ExportIn(x, y);</text:span></text:p>
      <text:p text:style-name="P2"><text:span text:style-name="T7">//----------------------------------------------------------------------------------------------------------------------</text:span></text:p>
      <text:p text:style-name="P2"/>
      <text:p text:style-name="P2"><text:tab/>Результатом виконання &amp;x.Show() буде:</text:p>
      <text:p text:style-name="P2"/>
      <text:p text:style-name="P2"/>
      <text:p text:style-name="P2"/>
      <text:p text:style-name="P2"><text:soft-page-break/><text:span text:style-name="T7">//----------------------------------------------------------------------------------------------------------------------</text:span></text:p>
      <text:p text:style-name="P2"><text:span text:style-name="T7">0 = Active</text:span></text:p>
      <text:p text:style-name="P2"><text:span text:style-name="T7">1 = Strength</text:span></text:p>
      <text:p text:style-name="P2"><text:span text:style-name="T7">Count = 2</text:span></text:p>
      <text:p text:style-name="P2"><text:span text:style-name="T7">//----------------------------------------------------------------------------------------------------------------------</text:span></text:p>
      <text:p text:style-name="P2"><text:tab/></text:p>
      <text:p text:style-name="P2"/>
      <text:p text:style-name="P2"><text:tab/>Результатом виконання &amp;y.Show() буде:</text:p>
      <text:p text:style-name="P2"/>
      <text:p text:style-name="P2"><text:span text:style-name="T7">//----------------------------------------------------------------------------------------------------------------------</text:span></text:p>
      <text:p text:style-name="P2"><text:span text:style-name="T7">0 = 1</text:span></text:p>
      <text:p text:style-name="P2"><text:span text:style-name="T7">1 = 100</text:span></text:p>
      <text:p text:style-name="P2"><text:span text:style-name="T7">Count = 2</text:span></text:p>
      <text:p text:style-name="P2"><text:span text:style-name="T7">//----------------------------------------------------------------------------------------------------------------------</text:span></text:p>
      <text:p text:style-name="P2"/>
      <text:p text:style-name="P2"><text:tab/>Загальний синтаксис при роботі з об’єктами наступний:</text:p>
      <text:p text:style-name="P2"/>
      <text:p text:style-name="P2"><text:span text:style-name="T7">//----------------------------------------------------------------------------------------------------------------------</text:span></text:p>
      <text:p text:style-name="P2"><text:span text:style-name="T7">&amp;Hero.Create(NPC, </text:span><text:span text:style-name="T8">''</text:span><text:span text:style-name="T7">);</text:span></text:p>
      <text:p text:style-name="P2"><text:span text:style-name="T7">&amp;Hero.Add(Strength, 100);</text:span></text:p>
      <text:p text:style-name="P2"><text:span text:style-name="T7">&amp;Hero.Destroy();</text:span></text:p>
      <text:p text:style-name="P2"><text:span text:style-name="T7">//----------------------------------------------------------------------------------------------------------------------</text:span></text:p>
      <text:p text:style-name="P2"/>
      <text:p text:style-name="P2"><text:tab/>Перший рядок створює <text:s/>об’єкт з іменем &amp;Hero та категорією NPC, другий додає об’єкту числову властивість Strength зі значенням 100, третій – знищує об’єкт. У створеного об’єкта за замовчуванням вже є дві властивості: <text:span text:style-name="T5">Owner</text:span> зі значенням «&lt;<text:span text:style-name="T5">none</text:span>&gt;» та ObjectName зі значенням, що відповідає імені об'єкта з рядка скрипту («<text:span text:style-name="T5">Hero</text:span>» у даному випадку).</text:p>
      <text:p text:style-name="P2"><text:tab/>Звертатись до властивостей об’єктів можна за допомогою службового оператора «.», так само, як це відбувається у багатьох мовах програмування при роботі з полями структур. Встановлення значення властивості відбувається за допомогою оператора «=».</text:p>
      <text:p text:style-name="P2"/>
      <text:p text:style-name="P2"><text:span text:style-name="T7">//----------------------------------------------------------------------------------------------------------------------</text:span></text:p>
      <text:p text:style-name="P2"><text:span text:style-name="T9">$</text:span><text:span text:style-name="T8">x</text:span><text:span text:style-name="T9"> = &amp;</text:span><text:span text:style-name="T8">Hero</text:span><text:span text:style-name="T9">.</text:span><text:span text:style-name="T8">Strength</text:span><text:span text:style-name="T9">;</text:span></text:p>
      <text:p text:style-name="P2"><text:span text:style-name="T7">&amp;</text:span><text:span text:style-name="T8">Hero</text:span><text:span text:style-name="T7">.</text:span><text:span text:style-name="T8">Strength</text:span><text:span text:style-name="T7"> = $</text:span><text:span text:style-name="T8">x</text:span><text:span text:style-name="T7"> * 2;</text:span></text:p>
      <text:p text:style-name="P2"><text:span text:style-name="T7">//----------------------------------------------------------------------------------------------------------------------</text:span></text:p>
      <text:p text:style-name="P2"/>
      <text:p text:style-name="P2"><text:tab/>Ім’я об’єкту є унікальним, чутливим до регістру і може включати в себе тільки літери, цифри та символ «_». Ім’я об’єкту може визначатись значенням змінної (чи навіть декількох) – така конструкція називається псевдонімом.</text:p>
      <text:p text:style-name="P2"/>
      <text:p text:style-name="P2">/<text:span text:style-name="T7">/----------------------------------------------------------------------------------------------------------------------</text:span></text:p>
      <text:p text:style-name="P2"><text:span text:style-name="T8">$npcname = SuperHero;</text:span></text:p>
      <text:p text:style-name="P2"><text:span text:style-name="T8">&amp;$npcname.Create(Player, '');</text:span></text:p>
      <text:p text:style-name="P2"/>
      <text:p text:style-name="P2"><text:span text:style-name="T8">$part1 = Bohdan;</text:span></text:p>
      <text:p text:style-name="P2"><text:span text:style-name="T8">$part2 = Hmelnitsky;</text:span></text:p>
      <text:p text:style-name="P2"><text:span text:style-name="T8">&amp;$part1$part2.Create(NPC, '');</text:span></text:p>
      <text:p text:style-name="P2"><text:span text:style-name="T7">//----------------------------------------------------------------------------------------------------------------------</text:span></text:p>
      <text:p text:style-name="P2"><text:soft-page-break/></text:p>
      <text:p text:style-name="P2"><text:tab/>Процедурам можна передавати ім’я об’єкту в якості параметра. Для цього потрібно у виклику процедури опустити в аргументі спецсимвол &amp;, а в тілі процедури використати конструкцію &amp;&lt;ім’я аргументу процедури&gt; в якості псевдоніма об’єкту.</text:p>
      <text:p text:style-name="P2"/>
      <text:p text:style-name="P2"><text:span text:style-name="T7">//----------------------------------------------------------------------------------------------------------------------</text:span></text:p>
      <text:p text:style-name="P2"><text:span text:style-name="T7">#procedure objfoo($arg1, $arg2)</text:span></text:p>
      <text:p text:style-name="P2"><text:span text:style-name="T7">{&amp;$arg1.$arg2 = 5;}</text:span></text:p>
      <text:p text:style-name="P2"/>
      <text:p text:style-name="P2"><text:span text:style-name="T7">&amp;Hero.Create(NPC, </text:span><text:span text:style-name="T8">''</text:span><text:span text:style-name="T7">);</text:span></text:p>
      <text:p text:style-name="P2"><text:span text:style-name="T7">&amp;Hero.Add(Strength, 100);</text:span></text:p>
      <text:p text:style-name="P2"><text:span text:style-name="T7">:objfoo(Hero, Strength);</text:span></text:p>
      <text:p text:style-name="P2"><text:span text:style-name="T7">//----------------------------------------------------------------------------------------------------------------------</text:span></text:p>
      <text:p text:style-name="P2"/>
      <text:p text:style-name="P2"><text:tab/>Псевдонім властивості, так само як псевдонім об’єкту, може бути складений зі значень змінних. Проте варто бути уважним при використанні числових змінних у псевдонімах властивостей чи об’єктів. Справа в тому, що значення змінних, явно визначених як числа, зберігаються у стеку разом із десятковим знаком, тож саме у такому вигляді вони будуть вставлені у псевдонім.</text:p>
      <text:p text:style-name="P2"><text:tab/>Також слід пам’ятати, що при встановлені значення властивості ELI спочатку намагатиметься привести праву частину виразу до числового типу. Якщо це неможливо, тоді буде використаний строковий тип.</text:p>
      <text:p text:style-name="P2"/>
      <text:p text:style-name="P3"/>
      <text:p text:style-name="P3"><text:span text:style-name="T1">Об’єкти класів</text:span></text:p>
      <text:p text:style-name="P3"/>
      <text:p text:style-name="P2"><text:tab/>Вище були описані принципи роботи з простими об’єктами, набір властивостей яких встановлюється користувачем індивідуально для кожного екземпляра. Крім того, набір методів для простих об’єктів строго обмежений стандартними методами інтерпретатора. По суті ці об’єкти можна назвати структурами. Однак ELI підтримує також можливість створення типізованих об’єктів по визначеному шаблону. Такий шаблон називається класом.</text:p>
      <text:p text:style-name="P2"><text:tab/>Набір властивостей класу визначається користувачем при оголошенні. В подальшому, при створенні об’єкту даного класу, всі властивості, вказані при оголошенні, будуть додані до екземпляру об’єкта автоматично. Крім того клас дозволяє визначати не тільки властивості, але й визначені користувачем методи, що вигідно виділяє об’єкт класу поміж простих об’єктів.</text:p>
      <text:p text:style-name="P2"/>
      <text:p text:style-name="P2"><text:tab/>Приклад простого класу, що визначає список:</text:p>
      <text:p text:style-name="P2"/>
      <text:p text:style-name="P2"/>
      <text:p text:style-name="P2"/>
      <text:p text:style-name="P2"/>
      <text:p text:style-name="P2"><text:span text:style-name="T7">//----------------------------------------------------------------------------------------------------------------------</text:span></text:p>
      <text:p text:style-name="P2"><text:span text:style-name="T7">#class List</text:span></text:p>
      <text:p text:style-name="P2"><text:span text:style-name="T7">{</text:span></text:p>
      <text:p text:style-name="P2"><text:span text:style-name="T7"><text:s text:c="3"/>#property Next = 0;</text:span></text:p>
      <text:p text:style-name="P2"><text:span text:style-name="T7"><text:s text:c="3"/>#</text:span><text:span text:style-name="T8">public </text:span><text:span text:style-name="T7">method AddItem($val){</text:span><text:span text:style-name="T8">$x = </text:span><text:span text:style-name="T7">&amp;$this.Next</text:span><text:span text:style-name="T8">; </text:span><text:span text:style-name="T7">&amp;$this.Add(</text:span><text:span text:style-name="T8">$x</text:span><text:span text:style-name="T7">, $val); &amp;$this.Next = ++1;}</text:span></text:p>
      <text:p text:style-name="P2"><text:span text:style-name="T7"><text:s text:c="3"/>#</text:span><text:span text:style-name="T8">public </text:span><text:span text:style-name="T7">method Count(){#return &amp;$this.Next;}</text:span></text:p>
      <text:p text:style-name="P2"><text:soft-page-break/><text:span text:style-name="T7"><text:s text:c="3"/>#</text:span><text:span text:style-name="T8">public </text:span><text:span text:style-name="T7">method Change($ind, $val){&amp;$this.$i</text:span><text:span text:style-name="T8">nd</text:span><text:span text:style-name="T7"> = $val;}</text:span></text:p>
      <text:p text:style-name="P2"><text:span text:style-name="T7"><text:s text:c="3"/>#</text:span><text:span text:style-name="T8">public </text:span><text:span text:style-name="T7">method Get($ind){#return &amp;$this.$i</text:span><text:span text:style-name="T8">nd</text:span><text:span text:style-name="T7">;}</text:span></text:p>
      <text:p text:style-name="P2"><text:span text:style-name="T7">}</text:span></text:p>
      <text:p text:style-name="P2"><text:span text:style-name="T7">//----------------------------------------------------------------------------------------------------------------------</text:span></text:p>
      <text:p text:style-name="P2"/>
      <text:p text:style-name="P2"><text:tab/>Тепер після використання стандартного методу Create() з аргументом List буде створений об’єкт, що включає в себе властивість Next зі значенням 0.000 та чотири методи. Після кожного виклику методу AddItem() до властивостей об’єкта буде додана ще одна із вказаним значенням. Звісно, до об’єктів класів можна застосовувати всі вбудовані методи, що доступні простим об’єктам. Ім’я класу чутливе до регістру, тому при виконанні &amp;<text:span text:style-name="T3">obj</text:span>_1.<text:span text:style-name="T3">Create</text:span>(<text:span text:style-name="T3">List</text:span>, '') та &amp;obj_2.Create(<text:span text:style-name="T5">l</text:span>ist, '') буде створено два різних об’єкта. Ім’я класу є унікальним, тому неможливо оголосити два класи з однаковими іменами, але можна переоголосити клас, попередньо видаливши його директивою</text:p>
      <text:p text:style-name="P2"/>
      <text:p text:style-name="P2"><text:span text:style-name="T7">//----------------------------------------------------------------------------------------------------------------------</text:span></text:p>
      <text:p text:style-name="P2"><text:span text:style-name="T7">#drop class List;</text:span></text:p>
      <text:p text:style-name="P2"><text:span text:style-name="T7">//----------------------------------------------------------------------------------------------------------------------</text:span></text:p>
      <text:p text:style-name="P2"/>
      <text:p text:style-name="P2">або додати чи видалити властивості та методи</text:p>
      <text:p text:style-name="P2"/>
      <text:p text:style-name="P2"><text:span text:style-name="T7">//----------------------------------------------------------------------------------------------------------------------</text:span></text:p>
      <text:p text:style-name="P2"><text:span text:style-name="T7">#modify class List</text:span></text:p>
      <text:p text:style-name="P2"><text:span text:style-name="T7">{</text:span></text:p>
      <text:p text:style-name="P2"><text:span text:style-name="T7"><text:s text:c="3"/>#drop method Change;</text:span></text:p>
      <text:p text:style-name="P2"><text:span text:style-name="T7"><text:s text:c="3"/>#</text:span><text:span text:style-name="T8">public </text:span><text:span text:style-name="T7">method Clear()</text:span></text:p>
      <text:p text:style-name="P2"><text:span text:style-name="T7"><text:s text:c="3"/>{</text:span></text:p>
      <text:p text:style-name="P2"><text:span text:style-name="T7"><text:s text:c="6"/>$i = 0;</text:span></text:p>
      <text:p text:style-name="P2"><text:span text:style-name="T7"><text:s text:c="6"/>$cnt = &amp;$this.Count();</text:span></text:p>
      <text:p text:style-name="P2"/>
      <text:p text:style-name="P2"><text:span text:style-name="T7"><text:s text:c="6"/>for ($i, $i &lt; $cnt, +1)</text:span></text:p>
      <text:p text:style-name="P2"><text:span text:style-name="T7"><text:s text:c="8"/>{&amp;$this.Remove($i);}</text:span></text:p>
      <text:p text:style-name="P2"><text:span text:style-name="T7"><text:tab/><text:tab/></text:span></text:p>
      <text:p text:style-name="P2"><text:span text:style-name="T7"><text:s text:c="6"/>&amp;$this.Next = 0;<text:tab/></text:span></text:p>
      <text:p text:style-name="P2"><text:span text:style-name="T7"><text:s text:c="3"/>}</text:span></text:p>
      <text:p text:style-name="P2"><text:span text:style-name="T7">}</text:span></text:p>
      <text:p text:style-name="P2"><text:span text:style-name="T7">//----------------------------------------------------------------------------------------------------------------------</text:span></text:p>
      <text:p text:style-name="P2"><text:tab/></text:p>
      <text:p text:style-name="P2"><text:span text:style-name="T1"><text:tab/>Важливо</text:span><text:span text:style-name="T12">: </text:span><text:span text:style-name="T10">усім властивостям, під час опису класу, слід задати значення за замовчуванням.</text:span></text:p>
      <text:p text:style-name="P2"/>
      <text:p text:style-name="P2"><text:span text:style-name="T1"><text:tab/></text:span><text:bookmark-start text:name="__DdeLink__5419_1499494967"/><text:span text:style-name="T1">Важливо</text:span><text:span text:style-name="T12">: </text:span><text:span text:style-name="T10">зміни</text:span><text:span text:style-name="T11">, </text:span><text:span text:style-name="T10">що були зроблені</text:span><text:span text:style-name="T11"> </text:span><text:span text:style-name="T10">за</text:span><text:span text:style-name="T11"> </text:span><text:span text:style-name="T10">допомогою</text:span><text:span text:style-name="T11"> </text:span><text:span text:style-name="T10">директиви</text:span><text:span text:style-name="T11"> #</text:span><text:span text:style-name="T13">modify</text:span><text:span text:style-name="T11"> </text:span><text:span text:style-name="T13">class</text:span><text:span text:style-name="T11">, </text:span><text:span text:style-name="T10">впливають</text:span><text:span text:style-name="T11"> </text:span><text:span text:style-name="T10">тільки</text:span><text:span text:style-name="T11"> </text:span><text:span text:style-name="T10">на</text:span><text:span text:style-name="T11"> </text:span><text:span text:style-name="T10">об'єкти</text:span><text:span text:style-name="T11"> </text:span><text:span text:style-name="T10">класу</text:span><text:bookmark-end text:name="__DdeLink__5419_1499494967"/><text:span text:style-name="T11">, </text:span><text:span text:style-name="T10">створені</text:span><text:span text:style-name="T11"> </text:span><text:span text:style-name="T10">після</text:span><text:span text:style-name="T11"> </text:span><text:span text:style-name="T10">використання</text:span><text:span text:style-name="T11"> </text:span><text:span text:style-name="T10">директиви</text:span><text:span text:style-name="T11">. </text:span><text:span text:style-name="T10">Об'єкти</text:span><text:span text:style-name="T11">, </text:span><text:span text:style-name="T10">що були</text:span><text:span text:style-name="T11"> </text:span><text:span text:style-name="T10">створені раніше</text:span><text:span text:style-name="T11">, </text:span><text:span text:style-name="T10">залишаються</text:span><text:span text:style-name="T11"> без </text:span><text:span text:style-name="T10">змін</text:span><text:span text:style-name="T11">.</text:span></text:p>
      <text:p text:style-name="P2"/>
      <text:p text:style-name="P2"><text:span text:style-name="T1"><text:tab/>Важливо:</text:span> якщо метод класу приймає участь у виразі, що підлягає обчисленню, то він повинен повертати певний результат за допомогою директиви <text:span text:style-name="T3">#</text:span><text:span text:style-name="T5">return</text:span><text:span text:style-name="T3">. </text:span>В протилежному випадку інтерпретатор не зможе коректно сформувати вираз.</text:p>
      <text:p text:style-name="P2"/>
      <text:p text:style-name="P2"><text:soft-page-break/></text:p>
      <text:p text:style-name="P3"><text:span text:style-name="T14">Конструктор класу</text:span></text:p>
      <text:p text:style-name="P3"/>
      <text:p text:style-name="P2"><text:span text:style-name="T11"><text:tab/>Часто </text:span><text:span text:style-name="T10">необхідно</text:span><text:span text:style-name="T11">, </text:span><text:span text:style-name="T10">аби</text:span><text:span text:style-name="T11"> </text:span><text:span text:style-name="T10">властивості</text:span><text:span text:style-name="T11"> </text:span><text:span text:style-name="T10">об'єкта</text:span><text:span text:style-name="T11"> </text:span><text:span text:style-name="T10">класу</text:span><text:span text:style-name="T11"> </text:span><text:span text:style-name="T10">були</text:span><text:span text:style-name="T11"> </text:span><text:span text:style-name="T10">визначені</text:span><text:span text:style-name="T11"> </text:span><text:span text:style-name="T10">одразу</text:span><text:span text:style-name="T11"> </text:span><text:span text:style-name="T10">після</text:span><text:span text:style-name="T11"> </text:span><text:span text:style-name="T10">його</text:span><text:span text:style-name="T11"> </text:span><text:span text:style-name="T10">створення</text:span><text:span text:style-name="T11">. Для </text:span><text:span text:style-name="T10">цього</text:span><text:span text:style-name="T11">, при </text:span><text:span text:style-name="T10">оголошенні</text:span><text:span text:style-name="T11"> </text:span><text:span text:style-name="T10">класу</text:span><text:span text:style-name="T11">, </text:span><text:span text:style-name="T10">можна</text:span><text:span text:style-name="T11"> </text:span><text:span text:style-name="T10">визначити</text:span><text:span text:style-name="T11"> метод, </text:span><text:span text:style-name="T10">ім'я</text:span><text:span text:style-name="T11"> </text:span><text:span text:style-name="T10">якого</text:span><text:span text:style-name="T11"> </text:span><text:span text:style-name="T10">співпадає</text:span><text:span text:style-name="T11"> </text:span><text:span text:style-name="T10">з</text:span><text:span text:style-name="T11"> </text:span><text:span text:style-name="T10"><text:s/>ім'ям</text:span><text:span text:style-name="T11"> </text:span><text:span text:style-name="T10">класу</text:span><text:span text:style-name="T11">, </text:span><text:span text:style-name="T10">саме</text:span><text:span text:style-name="T11"> </text:span><text:span text:style-name="T10">його</text:span><text:span text:style-name="T11"> </text:span><text:span text:style-name="T10">інтерпретатор</text:span><text:span text:style-name="T11"> </text:span><text:span text:style-name="T10">і</text:span><text:span text:style-name="T11"> </text:span><text:span text:style-name="T10">вважатиме за</text:span><text:span text:style-name="T11"> конструктор. </text:span><text:span text:style-name="T10">У</text:span><text:span text:style-name="T11"> </text:span><text:span text:style-name="T10">тілі</text:span><text:span text:style-name="T11"> конструктора можн</text:span><text:span text:style-name="T10">а</text:span><text:span text:style-name="T11"> </text:span><text:span text:style-name="T10">визначати</text:span><text:span text:style-name="T11"> </text:span><text:span text:style-name="T10">та</text:span><text:span text:style-name="T11"> </text:span><text:span text:style-name="T10">виконувати дії</text:span><text:span text:style-name="T11"> над </text:span><text:span text:style-name="T10">будь-якими</text:span><text:span text:style-name="T11"> членами </text:span><text:span text:style-name="T10">класу</text:span><text:span text:style-name="T11">, </text:span><text:span text:style-name="T10">але</text:span><text:span text:style-name="T11"> </text:span><text:span text:style-name="T10">повертати</text:span><text:span text:style-name="T11"> результат – </text:span><text:span text:style-name="T10">не можна</text:span><text:span text:style-name="T11">. Конструктор </text:span><text:span text:style-name="T10">оголошується</text:span><text:span text:style-name="T11"> так </text:span><text:span text:style-name="T10">само</text:span><text:span text:style-name="T11">, </text:span><text:span text:style-name="T10">як</text:span><text:span text:style-name="T11"> </text:span><text:span text:style-name="T10">і</text:span><text:span text:style-name="T11"> </text:span><text:span text:style-name="T10">будь-який</text:span><text:span text:style-name="T11"> метод клас</text:span><text:span text:style-name="T10">у</text:span><text:span text:style-name="T11">. Список </text:span><text:span text:style-name="T10">аргументів</text:span><text:span text:style-name="T11"> конструктора </text:span><text:span text:style-name="T10">передається</text:span><text:span text:style-name="T11"> </text:span><text:span text:style-name="T10">у</text:span><text:span text:style-name="T11"> </text:span><text:span text:style-name="T10">другому</text:span><text:span text:style-name="T11"> аргумент</text:span><text:span text:style-name="T10">і</text:span><text:span text:style-name="T11"> </text:span><text:span text:style-name="T10">вбудованого</text:span><text:span text:style-name="T11"> метод</text:span><text:span text:style-name="T10">у</text:span><text:span text:style-name="T11"> </text:span><text:span text:style-name="T13">Create</text:span><text:span text:style-name="T11">().</text:span></text:p>
      <text:p text:style-name="P2"/>
      <text:p text:style-name="P2"><text:span text:style-name="T11"><text:tab/></text:span><text:span text:style-name="T14">Важливо:</text:span><text:span text:style-name="T10"> конструктор обов'язково повинен оголошуватись як публічний, в іншому випадку метод </text:span><text:span text:style-name="T13">Create</text:span><text:span text:style-name="T11">() </text:span><text:span text:style-name="T10">не зможе викликати його.</text:span></text:p>
      <text:p text:style-name="P2"/>
      <text:p text:style-name="P2"/>
      <text:p text:style-name="P2"/>
      <text:p text:style-name="P2"/>
      <text:p text:style-name="P2"><text:span text:style-name="T8">//----------------------------------------------------------------------------------------------------------------------</text:span></text:p>
      <text:p text:style-name="P2"><text:span text:style-name="T8">#class A</text:span></text:p>
      <text:p text:style-name="P2"><text:span text:style-name="T8">{</text:span></text:p>
      <text:p text:style-name="P2"><text:span text:style-name="T8"><text:s text:c="2"/>#public method A($x){&amp;$this.X = $x;}</text:span></text:p>
      <text:p text:style-name="P2"><text:span text:style-name="T8"><text:s text:c="2"/>#property X = 0;</text:span></text:p>
      <text:p text:style-name="P2"><text:span text:style-name="T8">}</text:span></text:p>
      <text:p text:style-name="P2"/>
      <text:p text:style-name="P2"><text:span text:style-name="T8">&amp;obj.Create(A, 5);</text:span></text:p>
      <text:p text:style-name="P2"><text:span text:style-name="T9">//----------------------------------------------------------------------------------------------------------------------</text:span></text:p>
      <text:p text:style-name="P2"/>
      <text:p text:style-name="P2"><text:span text:style-name="T11"><text:tab/></text:span><text:span text:style-name="T10">Якщо</text:span><text:span text:style-name="T11"> </text:span><text:span text:style-name="T10">аргументів</text:span><text:span text:style-name="T11"> </text:span><text:span text:style-name="T10">декілька,</text:span><text:span text:style-name="T11"> </text:span><text:span text:style-name="T10">їх</text:span><text:span text:style-name="T11"> </text:span><text:span text:style-name="T10">потрібно</text:span><text:span text:style-name="T11"> </text:span><text:span text:style-name="T10">передавати через</text:span><text:span text:style-name="T11"> </text:span><text:span text:style-name="T10">строкову </text:span><text:span text:style-name="T11">констант</text:span><text:span text:style-name="T10">у</text:span><text:span text:style-name="T11">.</text:span></text:p>
      <text:p text:style-name="P2"/>
      <text:p text:style-name="P2"><text:span text:style-name="T8">//----------------------------------------------------------------------------------------------------------------------</text:span></text:p>
      <text:p text:style-name="P2"><text:span text:style-name="T8">#class A</text:span></text:p>
      <text:p text:style-name="P2"><text:span text:style-name="T8">{</text:span></text:p>
      <text:p text:style-name="P2"><text:span text:style-name="T8"><text:s text:c="2"/>#public method A($x, $y, $z){&amp;$this.X = $x; &amp;$this.Y = $y; &amp;$this.Z = $z;}</text:span></text:p>
      <text:p text:style-name="P2"><text:span text:style-name="T8"><text:s text:c="2"/>#property X = 0;</text:span></text:p>
      <text:p text:style-name="P2"><text:span text:style-name="T8"><text:s text:c="2"/>#property Y = 0;</text:span></text:p>
      <text:p text:style-name="P2"><text:span text:style-name="T8"><text:s text:c="2"/>#property Z = 0;</text:span></text:p>
      <text:p text:style-name="P2"><text:span text:style-name="T8">}</text:span></text:p>
      <text:p text:style-name="P2"/>
      <text:p text:style-name="P2"><text:span text:style-name="T8">&amp;obj.Create(A, '5, 6, 7');</text:span></text:p>
      <text:p text:style-name="P2"><text:span text:style-name="T9">//----------------------------------------------------------------------------------------------------------------------</text:span></text:p>
      <text:p text:style-name="P2"/>
      <text:p text:style-name="P3"/>
      <text:p text:style-name="P3"><text:span text:style-name="T14">Приватні</text:span><text:span text:style-name="T12"> </text:span><text:span text:style-name="T14">та</text:span><text:span text:style-name="T12"> </text:span><text:span text:style-name="T14">публічні</text:span><text:span text:style-name="T12"> член</text:span><text:span text:style-name="T14">и</text:span><text:span text:style-name="T12"> клас</text:span><text:span text:style-name="T14">у</text:span></text:p>
      <text:p text:style-name="P2"/>
      <text:p text:style-name="P2"><text:span text:style-name="T11"><text:tab/>Клас</text:span><text:span text:style-name="T10">и</text:span><text:span text:style-name="T11"> </text:span><text:span text:style-name="T10">можуть</text:span><text:span text:style-name="T11"> </text:span><text:span text:style-name="T10">мати</text:span><text:span text:style-name="T11"> </text:span><text:span text:style-name="T10">як</text:span><text:span text:style-name="T11"> </text:span><text:span text:style-name="T10">приватні</text:span><text:span text:style-name="T11"> (</text:span><text:span text:style-name="T10">закриті</text:span><text:span text:style-name="T11">) так </text:span><text:span text:style-name="T10">і</text:span><text:span text:style-name="T11"> </text:span><text:span text:style-name="T10">публічні</text:span><text:span text:style-name="T11"> (</text:span><text:span text:style-name="T10">відкриті</text:span><text:span text:style-name="T11">) </text:span><text:span text:style-name="T10">методи</text:span><text:span text:style-name="T11"> </text:span><text:span text:style-name="T10">та</text:span><text:span text:style-name="T11"> </text:span><text:span text:style-name="T10">властивості</text:span><text:span text:style-name="T11">. </text:span><text:span text:style-name="T10">За замовчуванням</text:span><text:span text:style-name="T11">, директив</text:span><text:span text:style-name="T10">и</text:span><text:span text:style-name="T11"> #</text:span><text:span text:style-name="T13">property</text:span><text:span text:style-name="T11"> </text:span><text:span text:style-name="T10">або</text:span><text:span text:style-name="T11"> #</text:span><text:span text:style-name="T13">method</text:span><text:span text:style-name="T11"> </text:span><text:span text:style-name="T10">оголошують член класу</text:span><text:span text:style-name="T11"> </text:span><text:span text:style-name="T10">як</text:span><text:span text:style-name="T11"> </text:span><text:span text:style-name="T10">приватний</text:span><text:span text:style-name="T11"> (</text:span><text:span text:style-name="T13">private</text:span><text:span text:style-name="T11">). </text:span><text:span text:style-name="T10">Щоб</text:span><text:span text:style-name="T11"> </text:span><text:span text:style-name="T10">оголосити</text:span><text:span text:style-name="T11"> </text:span><text:span text:style-name="T10">публічний</text:span><text:span text:style-name="T11"> член, </text:span><text:span text:style-name="T10">необхідно</text:span><text:span text:style-name="T11"> </text:span><text:span text:style-name="T10">скористатись</text:span><text:span text:style-name="T11"> директив</text:span><text:span text:style-name="T10">ою</text:span><text:span text:style-name="T11"> #</text:span><text:span text:style-name="T13">public</text:span><text:span text:style-name="T11"> </text:span><text:span text:style-name="T13">property</text:span><text:span text:style-name="T11"> </text:span><text:span text:style-name="T10">чи</text:span><text:span text:style-name="T11"> #</text:span><text:span text:style-name="T13">public</text:span><text:span text:style-name="T11"> </text:span><text:span text:style-name="T13">method</text:span><text:span text:style-name="T11">.</text:span></text:p>
      <text:p text:style-name="P2"><text:soft-page-break/><text:span text:style-name="T11"><text:tab/></text:span><text:span text:style-name="T10">Крім того, </text:span><text:span text:style-name="T13">ELI</text:span><text:span text:style-name="T11"> </text:span><text:span text:style-name="T10">підтримує один з принципів ООП: інкапсуляцію. Це означає, що приватні члени класу доступні лише у його методах.</text:span></text:p>
      <text:p text:style-name="P2"/>
      <text:p text:style-name="P2"/>
      <text:p text:style-name="P3"><text:span text:style-name="T14">Наслідування</text:span><text:span text:style-name="T12"> </text:span><text:span text:style-name="T14">класів</text:span></text:p>
      <text:p text:style-name="P2"/>
      <text:p text:style-name="P2"><text:tab/>Класи можуть наслідувати властивості та методи інших класів. Численне наслідування <text:s/>не підтримується. Наслідуються лише публічні члени. Конструктор також наслідується, проте його ім'я наслідується від батьківського класу і не є конструктором за замовчуванням для нащадка. Тим не менш унаслідований конструктор може викликатись як будь-який інший метод. Наймолодший в ієрархії клас-нащадок наслідує конструктори всіх її членів.</text:p>
      <text:p text:style-name="P2"><text:span text:style-name="T3"><text:tab/>Клас-</text:span>нащадок<text:span text:style-name="T3"> може </text:span>визначити<text:span text:style-name="T3"> </text:span>свій<text:span text:style-name="T3"> член </text:span>з<text:span text:style-name="T3"> </text:span>ім'ям<text:span text:style-name="T3">, </text:span>відповідним<text:span text:style-name="T3"> </text:span>до імені<text:span text:style-name="T3"> </text:span>унаслідованого<text:span text:style-name="T3"> члена, при </text:span>цьому<text:span text:style-name="T3"> </text:span>перевага<text:span text:style-name="T3"> </text:span>надається<text:span text:style-name="T3"> </text:span>члену, який було визначено<text:span text:style-name="T3">, а не </text:span>унаслідовано<text:span text:style-name="T3">.</text:span></text:p>
      <text:p text:style-name="P2"><text:span text:style-name="T3"><text:tab/></text:span>Усі<text:span text:style-name="T3"> </text:span>унаслідовані<text:span text:style-name="T3"> </text:span>члени<text:span text:style-name="T3"> </text:span>за замовчуванням<text:span text:style-name="T3"> </text:span>оголошуються як<text:span text:style-name="T3"> </text:span>публічні<text:span text:style-name="T3">.</text:span></text:p>
      <text:p text:style-name="P2"/>
      <text:p text:style-name="P2"><text:span text:style-name="T8">//----------------------------------------------------------------------------------------------------------------------</text:span></text:p>
      <text:p text:style-name="P2"><text:span text:style-name="T8">#class Point</text:span></text:p>
      <text:p text:style-name="P2"><text:span text:style-name="T8">{</text:span></text:p>
      <text:p text:style-name="P2"><text:span text:style-name="T8"><text:s text:c="2"/>#public method Point($x, $y){&amp;$this.pX = $x; &amp;$this.pY = $y;}</text:span></text:p>
      <text:p text:style-name="P2"><text:span text:style-name="T8"><text:s text:c="2"/>#public property pX = 0;</text:span></text:p>
      <text:p text:style-name="P2"><text:span text:style-name="T8"><text:s text:c="2"/>#public property pY = 0;</text:span></text:p>
      <text:p text:style-name="P2"><text:span text:style-name="T8"><text:s text:c="2"/>#public method SetX($pos){&amp;$this.pX = $pos;}</text:span></text:p>
      <text:p text:style-name="P2"><text:span text:style-name="T8"><text:s text:c="2"/>#public method SetY($pos){&amp;$this.pY = $pos;}</text:span></text:p>
      <text:p text:style-name="P2"><text:span text:style-name="T8">}</text:span></text:p>
      <text:p text:style-name="P2"/>
      <text:p text:style-name="P2"><text:span text:style-name="T8">#class 3DPoint : Point</text:span></text:p>
      <text:p text:style-name="P2"><text:span text:style-name="T8">{</text:span></text:p>
      <text:p text:style-name="P2"><text:span text:style-name="T8"><text:s text:c="2"/>#property pZ = 0;</text:span></text:p>
      <text:p text:style-name="P2"><text:span text:style-name="T8"><text:s text:c="2"/>#method SetZ($pos){&amp;$this.pZ = $pos;}</text:span></text:p>
      <text:p text:style-name="P2"><text:span text:style-name="T9">}</text:span></text:p>
      <text:p text:style-name="P2"><text:span text:style-name="T9">//----------------------------------------------------------------------------------------------------------------------</text:span></text:p>
      <text:p text:style-name="P2"/>
      <text:p text:style-name="P2"><text:tab/>У цьому<text:span text:style-name="T3"> </text:span>прикладі<text:span text:style-name="T3"> клас 3</text:span><text:span text:style-name="T5">DPoint</text:span><text:span text:style-name="T3"> не </text:span>має<text:span text:style-name="T3"> </text:span>свого<text:span text:style-name="T3"> конструктора, </text:span>проте<text:span text:style-name="T3"> </text:span>наслідує<text:span text:style-name="T3"> конструктор </text:span>від<text:span text:style-name="T3"> клас</text:span>у<text:span text:style-name="T3"> </text:span><text:span text:style-name="T5">Point</text:span><text:span text:style-name="T3">, так </text:span>само, я<text:span text:style-name="T3">к </text:span>і<text:span text:style-name="T3"> </text:span>усі<text:span text:style-name="T3"> </text:span>інші<text:span text:style-name="T3"> член</text:span>и<text:span text:style-name="T3">. Таким </text:span>чином<text:span text:style-name="T3">, для того, </text:span>щоб<text:span text:style-name="T3"> </text:span>повністю<text:span text:style-name="T3"> </text:span>визначити<text:span text:style-name="T3"> точку </text:span>у трьох<text:span text:style-name="T3"> координат</text:span>ах<text:span text:style-name="T3">, </text:span>об'єкт<text:span text:style-name="T3"> клас</text:span>у<text:span text:style-name="T3"> 3</text:span><text:span text:style-name="T5">DPoint</text:span><text:span text:style-name="T3"> </text:span>може<text:span text:style-name="T3"> </text:span>або<text:span text:style-name="T3"> </text:span>викликати<text:span text:style-name="T3"> </text:span>унаслідований<text:span text:style-name="T3"> конструктор </text:span><text:span text:style-name="T5">Point</text:span><text:span text:style-name="T3">(), </text:span>або<text:span text:style-name="T3"> </text:span>використати<text:span text:style-name="T3"> </text:span>унаслідовані<text:span text:style-name="T3"> метод</text:span>и<text:span text:style-name="T3"> SetX() и Set</text:span><text:span text:style-name="T5">Y</text:span><text:span text:style-name="T3">(), </text:span>після<text:span text:style-name="T3"> </text:span>чого<text:span text:style-name="T3"> </text:span>викликати<text:span text:style-name="T3"> </text:span>свій<text:span text:style-name="T3"> </text:span>приватний<text:span text:style-name="T3"> метод Set</text:span><text:span text:style-name="T5">Z</text:span><text:span text:style-name="T3">().</text:span></text:p>
      <text:p text:style-name="P2"/>
      <text:p text:style-name="P2"/>
      <text:p text:style-name="P3"><text:span text:style-name="T1">Вкладеність</text:span><text:span text:style-name="T4"> </text:span><text:span text:style-name="T1">об'єктів</text:span></text:p>
      <text:p text:style-name="P3"/>
      <text:p text:style-name="P2"><text:span text:style-name="T3"><text:tab/></text:span>Об'єкти<text:span text:style-name="T3"> </text:span>класів<text:span text:style-name="T3"> </text:span>можуть<text:span text:style-name="T3"> </text:span>використовувати<text:span text:style-name="T3"> </text:span>у<text:span text:style-name="T3"> </text:span>якості<text:span text:style-name="T3"> </text:span>властивостей<text:span text:style-name="T3"> </text:span>інші<text:span text:style-name="T3"> </text:span>об'єкти<text:span text:style-name="T3"> </text:span>класів<text:span text:style-name="T3">. Для </text:span>цього<text:span text:style-name="T3"> </text:span>під час опису<text:span text:style-name="T3"> клас</text:span>у<text:span text:style-name="T3"> </text:span>потрібно<text:span text:style-name="T3"> </text:span>оголосити<text:span text:style-name="T3"> </text:span>властивість<text:span text:style-name="T3">, </text:span>використовуючи<text:span text:style-name="T3"> </text:span>наступну<text:span text:style-name="T3"> </text:span>конструкцію<text:span text:style-name="T3">:</text:span></text:p>
      <text:p text:style-name="P2"/>
      <text:p text:style-name="P2"/>
      <text:p text:style-name="P2"/>
      <text:p text:style-name="P2"><text:soft-page-break/><text:span text:style-name="T8">//----------------------------------------------------------------------------------------------------------------------</text:span></text:p>
      <text:p text:style-name="P2"><text:span text:style-name="T8">#class B</text:span></text:p>
      <text:p text:style-name="P2"><text:span text:style-name="T8">{</text:span></text:p>
      <text:p text:style-name="P2"><text:span text:style-name="T8"><text:s text:c="2"/>#property Prop1 = #class A(0);</text:span></text:p>
      <text:p text:style-name="P2"><text:span text:style-name="T9">}</text:span></text:p>
      <text:p text:style-name="P2"><text:span text:style-name="T9">//----------------------------------------------------------------------------------------------------------------------</text:span></text:p>
      <text:p text:style-name="P2"/>
      <text:p text:style-name="P2"><text:tab/>Де<text:span text:style-name="T3"> A </text:span>це<text:span text:style-name="T3"> </text:span>ім'я<text:span text:style-name="T3"> конструктора </text:span>класу,<text:span text:style-name="T3"> а в </text:span>дужках<text:span text:style-name="T3"> </text:span>вказано<text:span text:style-name="T3"> список </text:span>аргументів<text:span text:style-name="T3"> конструктора. </text:span>Якщо<text:span text:style-name="T3"> клас не </text:span>має<text:span text:style-name="T3"> конструктора (</text:span>або його виклик з якихось причин не потрібен)<text:span text:style-name="T3">, </text:span>слід<text:span text:style-name="T3"> </text:span>використовувати<text:span text:style-name="T3"> таку </text:span>конструкцію<text:span text:style-name="T3">:</text:span></text:p>
      <text:p text:style-name="P2"/>
      <text:p text:style-name="P2"><text:span text:style-name="T8">//----------------------------------------------------------------------------------------------------------------------</text:span></text:p>
      <text:p text:style-name="P2"><text:span text:style-name="T8">#class B</text:span></text:p>
      <text:p text:style-name="P2"><text:span text:style-name="T8">{</text:span></text:p>
      <text:p text:style-name="P2"><text:span text:style-name="T8"><text:s text:c="2"/>#property Prop1 = #class A;</text:span></text:p>
      <text:p text:style-name="P2"><text:span text:style-name="T7">}</text:span></text:p>
      <text:p text:style-name="P2"><text:span text:style-name="T7">//----------------------------------------------------------------------------------------------------------------------</text:span></text:p>
      <text:p text:style-name="P2"/>
      <text:p text:style-name="P2"><text:tab/>При кожному створенні об'єкта класу <text:span text:style-name="T3">B</text:span>, інтерпретатор створить об'єкт класу <text:span text:style-name="T3">A</text:span> із автоматично сгенерованим ім'ям та надасть властивості <text:span text:style-name="T3">P</text:span><text:span text:style-name="T5">rop</text:span>1 ім'я цього об'єкта. Після<text:span text:style-name="T3"> </text:span>цього<text:span text:style-name="T3"> </text:span>можна<text:span text:style-name="T3"> </text:span>звертатись<text:span text:style-name="T3"> </text:span>до<text:span text:style-name="T3"> </text:span>членів<text:span text:style-name="T3"> </text:span>вкладеного<text:span text:style-name="T3"> </text:span>об'єкта<text:span text:style-name="T3"> клас</text:span>у<text:span text:style-name="T3"> A через </text:span>властивість<text:span text:style-name="T3"> P</text:span><text:span text:style-name="T5">rop</text:span><text:span text:style-name="T3">1. </text:span>Наприклад<text:span text:style-name="T5">:</text:span></text:p>
      <text:p text:style-name="P2"/>
      <text:p text:style-name="P2"><text:span text:style-name="T8">//----------------------------------------------------------------------------------------------------------------------</text:span></text:p>
      <text:p text:style-name="P2"><text:span text:style-name="T8">#class Point</text:span></text:p>
      <text:p text:style-name="P2"><text:span text:style-name="T8">{</text:span></text:p>
      <text:p text:style-name="P2"><text:span text:style-name="T8"><text:s text:c="2"/>#public method Point($pos){&amp;$this.Set($pos);}</text:span></text:p>
      <text:p text:style-name="P2"><text:span text:style-name="T8"><text:s text:c="2"/>#property Pos = 0;</text:span></text:p>
      <text:p text:style-name="P2"><text:span text:style-name="T8"><text:s text:c="2"/>#method Set($pos){&amp;$this.Pos = $pos;}</text:span></text:p>
      <text:p text:style-name="P2"><text:span text:style-name="T8">}</text:span></text:p>
      <text:p text:style-name="P2"/>
      <text:p text:style-name="P2"><text:span text:style-name="T8">#class 2DPoint</text:span></text:p>
      <text:p text:style-name="P2"><text:span text:style-name="T8">{</text:span></text:p>
      <text:p text:style-name="P2"><text:span text:style-name="T8"><text:s text:c="2"/>#public method 2DPoint($x, $y){&amp;$this.Set($x, $y);}</text:span></text:p>
      <text:p text:style-name="P2"><text:span text:style-name="T8"><text:s text:c="2"/>#property X = #class Point(0);</text:span></text:p>
      <text:p text:style-name="P2"><text:span text:style-name="T8"><text:s text:c="2"/>#property Y = #class Point(0);</text:span></text:p>
      <text:p text:style-name="P2"><text:span text:style-name="T8"><text:s text:c="2"/>#method Set($x, $y){&amp;$this.X.Set($x); &amp;$this.Y.Set($y);} <text:s text:c="2"/></text:span></text:p>
      <text:p text:style-name="P2"><text:span text:style-name="T8">}</text:span></text:p>
      <text:p text:style-name="P2"/>
      <text:p text:style-name="P2"><text:span text:style-name="T8">&amp;point.Create(2DPoint, '5, 5');</text:span></text:p>
      <text:p text:style-name="P2"/>
      <text:p text:style-name="P2"><text:span text:style-name="T7">&amp;</text:span><text:span text:style-name="T8">point</text:span><text:span text:style-name="T7">.</text:span><text:span text:style-name="T8">X</text:span><text:span text:style-name="T7">.</text:span><text:span text:style-name="T8">Pos</text:span><text:span text:style-name="T7"> = 10; //помилка – властивість </text:span><text:span text:style-name="T8">Pos</text:span><text:span text:style-name="T7"> є приватною;</text:span></text:p>
      <text:p text:style-name="P2"><text:span text:style-name="T7">&amp;</text:span><text:span text:style-name="T8">point</text:span><text:span text:style-name="T7">.</text:span><text:span text:style-name="T8">Y</text:span><text:span text:style-name="T7">.</text:span><text:span text:style-name="T8">Set</text:span><text:span text:style-name="T7">(20); //правильно;</text:span></text:p>
      <text:p text:style-name="P2"><text:span text:style-name="T7">//----------------------------------------------------------------------------------------------------------------------</text:span></text:p>
      <text:p text:style-name="P2"/>
      <text:p text:style-name="P2"><text:tab/>Автоматично сгенерований об'єкт відрізняється від користувацького тим, що його службова властивість <text:span text:style-name="T5">Owner</text:span> містить ім'я об'єкта-власника. При<text:span text:style-name="T3"> </text:span>знищенні<text:span text:style-name="T3"> </text:span>об'єкта<text:span text:style-name="T3">-</text:span>власника<text:span text:style-name="T3">, </text:span>усі<text:span text:style-name="T3"> </text:span>зв'язані<text:span text:style-name="T3"> </text:span>з<text:span text:style-name="T3"> ним </text:span>вкладені<text:span text:style-name="T3"> </text:span>об'єкти<text:span text:style-name="T3"> </text:span>також<text:span text:style-name="T3"> </text:span>будуть знищені<text:span text:style-name="T3">.</text:span></text:p>
      <text:p text:style-name="P2"><text:soft-page-break/><text:span text:style-name="T3"><text:tab/></text:span>Існує<text:span text:style-name="T3"> </text:span>ще<text:span text:style-name="T3"> один </text:span>спосіб<text:span text:style-name="T3"> </text:span>створення<text:span text:style-name="T3"> </text:span>властивості<text:span text:style-name="T3">-</text:span>об'єкта<text:span text:style-name="T3">: </text:span>використання<text:span text:style-name="T3"> </text:span>вбудованого<text:span text:style-name="T3"> метод</text:span>у<text:span text:style-name="T3"> </text:span><text:span text:style-name="T5">Add</text:span><text:span text:style-name="T3">() </text:span>та<text:span text:style-name="T3"> передач</text:span>і<text:span text:style-name="T3"> </text:span>йому<text:span text:style-name="T3"> </text:span>у<text:span text:style-name="T3"> </text:span>якості<text:span text:style-name="T3"> </text:span>другого аргумента<text:span text:style-name="T3"> конструкц</text:span>ії<text:span text:style-name="T3"> тип</text:span>у<text:span text:style-name="T3"> #</text:span><text:span text:style-name="T5">class</text:span><text:span text:style-name="T3"> </text:span><text:span text:style-name="T5">Class</text:span><text:span text:style-name="T3">(&lt;аргумент</text:span>и<text:span text:style-name="T3"> конструктора&gt;). </text:span>Додана методом <text:span text:style-name="T5">Add</text:span><text:span text:style-name="T3">() </text:span>властивість буде публічною.</text:p>
      <text:p text:style-name="P2"/>
      <text:p text:style-name="P2"><text:span text:style-name="T9">//----------------------------------------------------------------------------------------------------------------------</text:span></text:p>
      <text:p text:style-name="P2"><text:span text:style-name="T9">#</text:span><text:span text:style-name="T8">class</text:span><text:span text:style-name="T9"> </text:span><text:span text:style-name="T8">B</text:span></text:p>
      <text:p text:style-name="P2"><text:span text:style-name="T9">{</text:span></text:p>
      <text:p text:style-name="P2"><text:span text:style-name="T9"><text:s text:c="2"/>#</text:span><text:span text:style-name="T8">property</text:span><text:span text:style-name="T9"> </text:span><text:span text:style-name="T8">Prop</text:span><text:span text:style-name="T9">1 = #</text:span><text:span text:style-name="T8">class</text:span><text:span text:style-name="T9"> </text:span><text:span text:style-name="T8">A</text:span><text:span text:style-name="T9">;</text:span></text:p>
      <text:p text:style-name="P2"><text:span text:style-name="T8">}</text:span></text:p>
      <text:p text:style-name="P2"/>
      <text:p text:style-name="P2"><text:span text:style-name="T8">&amp;obj.Create(B, '');</text:span></text:p>
      <text:p text:style-name="P2"><text:span text:style-name="T8">&amp;obj.Add(Prop2, #class A);</text:span></text:p>
      <text:p text:style-name="P2"><text:span text:style-name="T9">//----------------------------------------------------------------------------------------------------------------------</text:span></text:p>
      <text:p text:style-name="P2"/>
      <text:p text:style-name="P2"><text:span text:style-name="T4"><text:tab/></text:span><text:span text:style-name="T1">Важливо</text:span><text:span text:style-name="T4">:</text:span><text:span text:style-name="T3"> </text:span>через<text:span text:style-name="T3"> </text:span>певні властивості<text:span text:style-name="T3"> парсера, для </text:span>передачі<text:span text:style-name="T3"> </text:span>декількох<text:span text:style-name="T3"> </text:span>аргументів<text:span text:style-name="T3"> конструктора </text:span>у даному випадку<text:span text:style-name="T3"> </text:span>слід<text:span text:style-name="T3"> </text:span>використовувати<text:span text:style-name="T3"> строкову константу.</text:span></text:p>
      <text:p text:style-name="P2"/>
      <text:p text:style-name="P2"><text:span text:style-name="T8">//----------------------------------------------------------------------------------------------------------------------</text:span></text:p>
      <text:p text:style-name="P2"><text:span text:style-name="T8">#class B</text:span></text:p>
      <text:p text:style-name="P2"><text:span text:style-name="T8">{</text:span></text:p>
      <text:p text:style-name="P2"><text:span text:style-name="T8"><text:s text:c="2"/>#property Prop1 = #class 2DPoint(2, 2);</text:span></text:p>
      <text:p text:style-name="P2"><text:span text:style-name="T8">}</text:span></text:p>
      <text:p text:style-name="P2"/>
      <text:p text:style-name="P2"><text:span text:style-name="T8">&amp;obj.Create(B, '');</text:span></text:p>
      <text:p text:style-name="P2"><text:span text:style-name="T8">&amp;obj.Add(Prop2, #class 2DPoint('5, 5'));</text:span></text:p>
      <text:p text:style-name="P2"><text:span text:style-name="T9">//----------------------------------------------------------------------------------------------------------------------</text:span></text:p>
      <text:p text:style-name="P2"/>
      <text:p text:style-name="P3"><text:tab/></text:p>
      <text:p text:style-name="P3"><text:span text:style-name="T1">Розширення функціоналу за допомогою зовнішніх бібліотек</text:span></text:p>
      <text:p text:style-name="P3"/>
      <text:p text:style-name="P2"><text:tab/>Звісно, ELI не в змозі надати весь спектр можливостей, які спадуть (чи можуть спасти) на думку користувачу. Саме на цей випадок у ньому передбачена можливість розширення функціоналу за допомогою підключення зовнішніх бібліотек та використання їхнього коду в своїх скриптах. Конкретно мова йде про використання функцій-обгорток, описаних у зовнішніх бібліотеках, так само, як це передбачено для користувацької аплікації. Достатньо загорнути код в функцію-обгортку при проектуванні бібліотеки, та імпортувати її в ELI під час роботи скрипту, після чого ця функція буде доступна для виклику аж до закінчення роботи інтерпретатора, або до вивільнення зовнішньої бібліотеки. Звісно, для того, щоб бібліотека була сумісна з ELI, при її проектуванні необхідно включити у проект заголовковий файл <text:s/><text:span text:style-name="T1">eli_interface.h</text:span>, що містить віртуальний інтерфейс.</text:p>
      <text:p text:style-name="P2"/>
      <text:p text:style-name="P2"/>
      <text:p text:style-name="P2"/>
      <text:p text:style-name="P2"><text:span text:style-name="T7">//----------------------------------------------------------------------------------------------------------------------</text:span></text:p>
      <text:p text:style-name="P2"><text:span text:style-name="T7">$hinst = _connectlib(.\testextdll.dll);</text:span></text:p>
      <text:p text:style-name="P2"><text:span text:style-name="T7">//----------------------------------------------------------------------------------------------------------------------</text:span></text:p>
      <text:p text:style-name="P2"/>
      <text:p text:style-name="P2"><text:soft-page-break/><text:tab/>Цей код під’єднає до інтерпретатору бібліотеку testextdll.dll з директорії, у якій розташована бібліотека ELI, та передасть змінній $hinst її дескриптор. Припустимо, що у бібліотеці є функція</text:p>
      <text:p text:style-name="P2"/>
      <text:p text:style-name="P2"><text:span text:style-name="T7">//----------------------------------------------------------------------------------------------------------------------</text:span></text:p>
      <text:p text:style-name="P2"><text:span text:style-name="T7">__declspec(dllexport) void __</text:span><text:span text:style-name="T8">stdcall</text:span><text:span text:style-name="T7"> Summ(void *p)</text:span></text:p>
      <text:p text:style-name="P2"><text:span text:style-name="T7">{</text:span></text:p>
      <text:p text:style-name="P2"><text:span text:style-name="T7"><text:s text:c="2"/>ELI_INTERFACE *ep = (ELI_INTERFACE*)p;</text:span></text:p>
      <text:p text:style-name="P2"/>
      <text:p text:style-name="P2"><text:span text:style-name="T7"><text:s text:c="2"/>float num = ep-&gt;GetParamToFloat("pNum1") + ep-&gt;GetParamToFloat("pNum2");</text:span></text:p>
      <text:p text:style-name="P2"><text:span text:style-name="T7"><text:s text:c="2"/>wchar_t res[10];</text:span></text:p>
      <text:p text:style-name="P2"><text:span text:style-name="T7"><text:s text:c="2"/>s</text:span><text:span text:style-name="T8">w</text:span><text:span text:style-name="T7">printf(res, "%.2f", num);</text:span></text:p>
      <text:p text:style-name="P2"/>
      <text:p text:style-name="P2"><text:span text:style-name="T7"><text:s text:c="2"/>ep-&gt;SetFunctionResult(ep-&gt;GetCurrentFuncName(), res);</text:span></text:p>
      <text:p text:style-name="P2"><text:span text:style-name="T7">}</text:span></text:p>
      <text:p text:style-name="P2"><text:span text:style-name="T7">//----------------------------------------------------------------------------------------------------------------------</text:span></text:p>
      <text:p text:style-name="P2"/>
      <text:p text:style-name="P2">яка сумує два числа з десятковою крапкою та повертає результат. Аби надати інтерпретатору можливість викликати цю функцію, необхідно включити у текст скрипту наступний код:</text:p>
      <text:p text:style-name="P2"/>
      <text:p text:style-name="P2"><text:span text:style-name="T7">//----------------------------------------------------------------------------------------------------------------------</text:span></text:p>
      <text:p text:style-name="P2"><text:span text:style-name="T7">_ImportFunc($hinst, Summ, '_summ', '</text:span><text:span text:style-name="T8">num</text:span><text:span text:style-name="T7"> pNum1,</text:span><text:span text:style-name="T8">num</text:span><text:span text:style-name="T7"> pNum2');</text:span></text:p>
      <text:p text:style-name="P2"><text:span text:style-name="T7">//----------------------------------------------------------------------------------------------------------------------</text:span></text:p>
      <text:p text:style-name="P2"/>
      <text:p text:style-name="P2"><text:tab/>Тут <text:span text:style-name="T1">$hinst </text:span>– це дескриптор зовнішньої бібліотеки, <text:s/><text:span text:style-name="T1">Summ</text:span> – ім’я функції у зовнішній бібліотеці, _<text:span text:style-name="T1">summ</text:span> – ім’я, яке буде використовувати інтерпретатор, а строка <text:span text:style-name="T1">'</text:span><text:span text:style-name="T6">num</text:span><text:span text:style-name="T1"> pNum1,</text:span><text:span text:style-name="T6">num</text:span><text:span text:style-name="T1"> pNum2'</text:span> визначає список параметрів функції. Звісно ж імена параметрів повинні співпадати з тими, які використовуються в тілі функції, що імпортується. У випадку невдачі імпорту, функція _ImportFunc() повертає значення, що менше 1, в іншому випадку повертає 1.</text:p>
      <text:p text:style-name="P2"/>
      <text:p text:style-name="P2"><text:tab/><text:span text:style-name="T1">Важливо: </text:span>метод GetCurrentFuncName() в тілі функції із зовнішньої бібліотеки потрібен аби дізнатись у інтерпретатора ім’я функції, яке він призначив функції з зовнішньої бібліотеки.</text:p>
      <text:p text:style-name="P2"/>
      <text:p text:style-name="P2"><text:tab/><text:span text:style-name="T1">Важливо:</text:span> внутрішнє ім’я функції, що використовує ELI, може бути яким завгодно, та необхідно слідкувати, щоб воно не співпадало з іменем функції, що вже існує у стеку.</text:p>
      <text:p text:style-name="P2"/>
      <text:p text:style-name="P2"><text:span text:style-name="T1"><text:tab/>Важливо:</text:span> ім’я функції, що експортується з <text:span text:style-name="T5">DLL</text:span>, може змінюватись в залежності від того, як компілятор декорує імена при використанні специфікатора __<text:span text:style-name="T5">stdcall</text:span>. Наприклад, компілятор <text:span text:style-name="T5">Embarcadero</text:span> <text:span text:style-name="T5">C</text:span>++ <text:span text:style-name="T5">Builder</text:span> експортує функцію <text:span text:style-name="T5">void</text:span> __<text:span text:style-name="T5">stdcall</text:span> <text:span text:style-name="T5">Foo</text:span>(<text:span text:style-name="T5">void</text:span>*) у вигляді «<text:span text:style-name="T5">Foo</text:span>», а <text:span text:style-name="T5">MinGW</text:span> у вигляді «<text:span text:style-name="T5">Foo</text:span>@4». Якщо функція інтерпретатора _<text:span text:style-name="T5">ImportFunc</text:span>() повідомляє про невдачу, відкоригуйте ім’я експортної функції у місці виклику _<text:span text:style-name="T5">ImportFunc</text:span>().</text:p>
      <text:p text:style-name="P2"/>
      <text:p text:style-name="P2"/>
      <text:p text:style-name="P2"><text:tab/>Тепер можна використати імпортовану функцію у скрипті.</text:p>
      <text:p text:style-name="P2"/>
      <text:p text:style-name="P2"/>
      <text:p text:style-name="P2"><text:soft-page-break/></text:p>
      <text:p text:style-name="P2"><text:span text:style-name="T7">//----------------------------------------------------------------------------------------------------------------------</text:span></text:p>
      <text:p text:style-name="P2"><text:span text:style-name="T7">$res = _summ(2.2, 3.4);</text:span></text:p>
      <text:p text:style-name="P2"><text:span text:style-name="T7">//----------------------------------------------------------------------------------------------------------------------</text:span></text:p>
      <text:p text:style-name="P2"/>
      <text:p text:style-name="P2"><text:tab/>Після чого можна звільнити бібліотеку, якщо вона більше не потрібна.</text:p>
      <text:p text:style-name="P2"/>
      <text:p text:style-name="P2"><text:span text:style-name="T7">//----------------------------------------------------------------------------------------------------------------------</text:span></text:p>
      <text:p text:style-name="P2"><text:bookmark-start text:name="__DdeLink__1724_1270125038"/><text:span text:style-name="T7">_FreeLib($hinst)</text:span><text:bookmark-end text:name="__DdeLink__1724_1270125038"/><text:span text:style-name="T7">;</text:span></text:p>
      <text:p text:style-name="P2"><text:span text:style-name="T7">//----------------------------------------------------------------------------------------------------------------------</text:span></text:p>
      <text:p text:style-name="P2"/>
      <text:p text:style-name="P2"><text:tab/><text:span text:style-name="T1">Важливо:</text:span> усі функції, що були імпортовані в інтерпретатор, будуть видалені зі стеку після виклику _FreeLib().</text:p>
      <text:p text:style-name="P2"/>
      <text:p text:style-name="P2"><text:tab/>Всі зовнішні бібліотеки, підключені до інтерпретатора, будуть автоматично звільнені при відключенні бібліотеки ELI.</text:p>
      <text:p text:style-name="P4"/>
      <text:p text:style-name="P4"/>
      <text:p text:style-name="P3"><text:span text:style-name="T1">Декорації</text:span></text:p>
      <text:p text:style-name="P3"/>
      <text:p text:style-name="P2"><text:tab/>Декорацією у мові <text:span text:style-name="T5">ELI</text:span> називається мітка, що декорує собой певний набір конструкцій мови, від змінних до цілих виразів. <text:span text:style-name="T3">В </text:span>певному<text:span text:style-name="T3"> </text:span>сенсі<text:span text:style-name="T3"> </text:span>декорація<text:span text:style-name="T3"> </text:span>працює<text:span text:style-name="T3"> </text:span>за<text:span text:style-name="T3"> принцип</text:span>ом<text:span text:style-name="T3"> директив</text:span>и<text:span text:style-name="T3"> препроцессора #</text:span><text:span text:style-name="T5">define</text:span><text:span text:style-name="T3"> в С++. </text:span>Під час<text:span text:style-name="T3"> трансляц</text:span>ії<text:span text:style-name="T3"> </text:span>рядка<text:span text:style-name="T3">, декорац</text:span>ії, що містяться в ньому,<text:span text:style-name="T3"> будут</text:span>ь<text:span text:style-name="T3"> </text:span>оброблені<text:span text:style-name="T3"> перед </text:span>усіма<text:span text:style-name="T3"> </text:span>наступними<text:span text:style-name="T3"> </text:span>діями<text:span text:style-name="T3"> </text:span>та<text:span text:style-name="T3"> </text:span>замість<text:span text:style-name="T3"> них в </text:span>рядок<text:span text:style-name="T3"> будут</text:span>ь<text:span text:style-name="T3"> </text:span>підставлені<text:span text:style-name="T3"> </text:span>задекоровані <text:span text:style-name="T3">конструкц</text:span>ії<text:span text:style-name="T3">.</text:span></text:p>
      <text:p text:style-name="P2"><text:span text:style-name="T7">//----------------------------------------------------------------------------------------------------------------------</text:span></text:p>
      <text:p text:style-name="P2"><text:span text:style-name="T7">$</text:span><text:span text:style-name="T8">x</text:span><text:span text:style-name="T7"> = 10;</text:span></text:p>
      <text:p text:style-name="P2"><text:bookmark-start text:name="__DdeLink__1724_12701250381"/><text:span text:style-name="T7">?</text:span><text:bookmark-end text:name="__DdeLink__1724_12701250381"/><text:span text:style-name="T8">ref</text:span><text:span text:style-name="T7"> = $</text:span><text:span text:style-name="T8">x</text:span><text:span text:style-name="T7">;</text:span></text:p>
      <text:p text:style-name="P2"><text:span text:style-name="T7">//----------------------------------------------------------------------------------------------------------------------</text:span></text:p>
      <text:p text:style-name="P2"/>
      <text:p text:style-name="P2"><text:span text:style-name="T10"><text:tab/>Декорація ?</text:span><text:span text:style-name="T13">ref</text:span><text:span text:style-name="T10"> замінює собой конструкцію, що складається зі змінної $</text:span><text:span text:style-name="T13">x</text:span><text:span text:style-name="T10">. В подальшому, у всіх рядках, що транслюються, замість ?</text:span><text:span text:style-name="T13">ref</text:span><text:span text:style-name="T10"> буде підставлена змінна $</text:span><text:span text:style-name="T13">x</text:span><text:span text:style-name="T10">. У результаті трансляції таких рядків:</text:span></text:p>
      <text:p text:style-name="P2"/>
      <text:p text:style-name="P2"><text:span text:style-name="T7">//----------------------------------------------------------------------------------------------------------------------</text:span></text:p>
      <text:p text:style-name="P2"><text:span text:style-name="T7">$</text:span><text:span text:style-name="T8">x</text:span><text:span text:style-name="T7"> = 10;</text:span></text:p>
      <text:p text:style-name="P2"><text:span text:style-name="T7">?</text:span><text:span text:style-name="T8">ref</text:span><text:span text:style-name="T7"> = $</text:span><text:span text:style-name="T8">x</text:span><text:span text:style-name="T7">;</text:span></text:p>
      <text:p text:style-name="P2"><text:span text:style-name="T7">$</text:span><text:span text:style-name="T8">y</text:span><text:span text:style-name="T7"> = ?</text:span><text:span text:style-name="T8">ref</text:span><text:span text:style-name="T7"> + 5;</text:span></text:p>
      <text:p text:style-name="P2"><text:span text:style-name="T7">//----------------------------------------------------------------------------------------------------------------------</text:span></text:p>
      <text:p text:style-name="P2"/>
      <text:p text:style-name="P2"><text:span text:style-name="T10">змінна $</text:span><text:span text:style-name="T13">y</text:span><text:span text:style-name="T10"> дорівнюватиме 15. І</text:span><text:span text:style-name="T11">нтерпретатор </text:span><text:span text:style-name="T10">обробить</text:span><text:span text:style-name="T11"> праву част</text:span><text:span text:style-name="T10">ину</text:span><text:span text:style-name="T11"> </text:span><text:span text:style-name="T10">виразу</text:span><text:span text:style-name="T11">, </text:span><text:span text:style-name="T10">підставить</text:span><text:span text:style-name="T11"> </text:span><text:span text:style-name="T10">замість</text:span><text:span text:style-name="T11"> декорац</text:span><text:span text:style-name="T10">ії</text:span><text:span text:style-name="T11"> </text:span><text:span text:style-name="T10">приховану</text:span><text:span text:style-name="T11"> </text:span><text:span text:style-name="T10">конструкцію</text:span><text:span text:style-name="T11">, </text:span><text:span text:style-name="T10">після</text:span><text:span text:style-name="T11"> </text:span><text:span text:style-name="T10">чого</text:span><text:span text:style-name="T11"> </text:span><text:span text:style-name="T10">обчислить</text:span><text:span text:style-name="T11"> </text:span><text:span text:style-name="T10">значення</text:span><text:span text:style-name="T11"> </text:span><text:span text:style-name="T10">виразу</text:span><text:span text:style-name="T11">.</text:span></text:p>
      <text:p text:style-name="P2"/>
      <text:p text:style-name="P2"><text:span text:style-name="T11"><text:tab/>Декорац</text:span><text:span text:style-name="T10">ії</text:span><text:span text:style-name="T11"> </text:span><text:span text:style-name="T10">зручно</text:span><text:span text:style-name="T11"> </text:span><text:span text:style-name="T10">використовувати</text:span><text:span text:style-name="T11"> </text:span><text:span text:style-name="T10">для</text:span><text:span text:style-name="T11"> </text:span><text:span text:style-name="T10">збереження</text:span><text:span text:style-name="T11"> </text:span><text:span text:style-name="T10">шаблонних</text:span><text:span text:style-name="T11"> </text:span><text:span text:style-name="T10">конструкцій</text:span><text:span text:style-name="T11"> </text:span><text:span text:style-name="T10">обчислення</text:span><text:span text:style-name="T11">, </text:span><text:span text:style-name="T10">наприклад</text:span><text:span text:style-name="T11">, </text:span><text:span text:style-name="T10">якщо</text:span><text:span text:style-name="T11"> </text:span><text:span text:style-name="T10">значення</text:span><text:span text:style-name="T11"> </text:span><text:span text:style-name="T10">змінної</text:span><text:span text:style-name="T11"> </text:span><text:span text:style-name="T10">обчислюється</text:span><text:span text:style-name="T11"> </text:span><text:span text:style-name="T10">за</text:span><text:span text:style-name="T11"> </text:span><text:span text:style-name="T10">складною</text:span><text:span text:style-name="T11"> формул</text:span><text:span text:style-name="T10">ою</text:span><text:span text:style-name="T11">.</text:span></text:p>
      <text:p text:style-name="P5"/>
      <text:p text:style-name="P5"/>
      <text:p text:style-name="P2"><text:bookmark text:name="_GoBack"/></text:p>
      <text:p text:style-name="P2"><text:soft-page-break/></text:p>
      <text:p text:style-name="P2"><text:span text:style-name="T8">//----------------------------------------------------------------------------------------------------------------------</text:span></text:p>
      <text:p text:style-name="P2"><text:span text:style-name="T8">?hip = $a * $a + $b * $b;</text:span></text:p>
      <text:p text:style-name="P2"/>
      <text:p text:style-name="P2"><text:span text:style-name="T8">$a = 3;</text:span></text:p>
      <text:p text:style-name="P2"><text:span text:style-name="T8">$b = 4;</text:span></text:p>
      <text:p text:style-name="P2"><text:span text:style-name="T8">$sqc = ?hip;</text:span></text:p>
      <text:p text:style-name="P2"><text:span text:style-name="T9">$</text:span><text:span text:style-name="T8">sqx</text:span><text:span text:style-name="T9"> = ?</text:span><text:span text:style-name="T8">hip</text:span><text:span text:style-name="T9">;</text:span></text:p>
      <text:p text:style-name="P2"><text:span text:style-name="T9">//----------------------------------------------------------------------------------------------------------------------</text:span></text:p>
      <text:p text:style-name="P2"/>
      <text:p text:style-name="P2"><text:span text:style-name="T11"><text:tab/>Така форма запис</text:span><text:span text:style-name="T10">у</text:span><text:span text:style-name="T11"> </text:span><text:span text:style-name="T10">дозволяє</text:span><text:span text:style-name="T11"> </text:span><text:span text:style-name="T10">значно</text:span><text:span text:style-name="T11"> </text:span><text:span text:style-name="T10">скоротити</text:span><text:span text:style-name="T11"> код, </text:span><text:span text:style-name="T10">зробити</text:span><text:span text:style-name="T11"> </text:span><text:span text:style-name="T10">його</text:span><text:span text:style-name="T11"> </text:span><text:span text:style-name="T10">більш</text:span><text:span text:style-name="T11"> </text:span><text:span text:style-name="T10">читабельним</text:span><text:span text:style-name="T11">. </text:span><text:span text:style-name="T10">Слід</text:span><text:span text:style-name="T11">, однак, </text:span><text:span text:style-name="T10">пам'ятати</text:span><text:span text:style-name="T11">, </text:span><text:span text:style-name="T10">що</text:span><text:span text:style-name="T11"> </text:span><text:span text:style-name="T10">і</text:span><text:span text:style-name="T11">нтерпретатор не </text:span><text:span text:style-name="T10">слідкує</text:span><text:span text:style-name="T11"> за </text:span><text:span text:style-name="T10">коректністю</text:span><text:span text:style-name="T11"> </text:span><text:span text:style-name="T10">задекорованої</text:span><text:span text:style-name="T11"> конструкц</text:span><text:span text:style-name="T10">ії</text:span><text:span text:style-name="T11">. </text:span><text:span text:style-name="T10">Якщо</text:span><text:span text:style-name="T11"> </text:span><text:span text:style-name="T10">у</text:span><text:span text:style-name="T11"> </text:span><text:span text:style-name="T10">наведеному</text:span><text:span text:style-name="T11"> </text:span><text:span text:style-name="T10">вище</text:span><text:span text:style-name="T11"> </text:span><text:span text:style-name="T10">прикладі</text:span><text:span text:style-name="T11"> </text:span><text:span text:style-name="T10">змінні</text:span><text:span text:style-name="T11"> $</text:span><text:span text:style-name="T13">a</text:span><text:span text:style-name="T11"> </text:span><text:span text:style-name="T10">чи</text:span><text:span text:style-name="T11"> $</text:span><text:span text:style-name="T13">b</text:span><text:span text:style-name="T11"> не </text:span><text:span text:style-name="T10">були</text:span><text:span text:style-name="T11"> </text:span><text:span text:style-name="T10">попередньо</text:span><text:span text:style-name="T11"> </text:span><text:span text:style-name="T10">визначені</text:span><text:span text:style-name="T11">, </text:span><text:span text:style-name="T10">і</text:span><text:span text:style-name="T11">нтерпретатор </text:span><text:span text:style-name="T10">видасть</text:span><text:span text:style-name="T11"> </text:span><text:span text:style-name="T10">помилку</text:span><text:span text:style-name="T11"> трансляц</text:span><text:span text:style-name="T10">ії</text:span><text:span text:style-name="T11">.</text:span></text:p>
      <text:p text:style-name="P2"><text:span text:style-name="T11"><text:tab/></text:span><text:span text:style-name="T10">Оскільки</text:span><text:span text:style-name="T11"> декорац</text:span><text:span text:style-name="T10">ії</text:span><text:span text:style-name="T11"> </text:span><text:span text:style-name="T10">містять</text:span><text:span text:style-name="T11"> </text:span><text:span text:style-name="T10">і</text:span><text:span text:style-name="T11">мена, а не </text:span><text:span text:style-name="T10">значення</text:span><text:span text:style-name="T11"> </text:span><text:span text:style-name="T10">змінних</text:span><text:span text:style-name="T11">, </text:span><text:span text:style-name="T10">їх</text:span><text:span text:style-name="T11"> </text:span><text:span text:style-name="T10">зручно</text:span><text:span text:style-name="T11"> </text:span><text:span text:style-name="T10">використовувати</text:span><text:span text:style-name="T11"> в </text:span><text:span text:style-name="T10">тих</text:span><text:span text:style-name="T11"> </text:span><text:span text:style-name="T10">випадках</text:span><text:span text:style-name="T11">, </text:span><text:span text:style-name="T10">коли</text:span><text:span text:style-name="T11"> </text:span><text:span text:style-name="T10">потрібно</text:span><text:span text:style-name="T11"> </text:span><text:span text:style-name="T10">працювати</text:span><text:span text:style-name="T11"> </text:span><text:span text:style-name="T10">із</text:span><text:span text:style-name="T11"> само</text:span><text:span text:style-name="T10">ю</text:span><text:span text:style-name="T11"> </text:span><text:span text:style-name="T10">змінною</text:span><text:span text:style-name="T11">, а не </text:span><text:span text:style-name="T10">її</text:span><text:span text:style-name="T11"> </text:span><text:span text:style-name="T10">значенням</text:span><text:span text:style-name="T11">, </text:span><text:span text:style-name="T10">наприклад</text:span><text:span text:style-name="T11"> </text:span><text:span text:style-name="T10">у</text:span><text:span text:style-name="T11"> </text:span><text:span text:style-name="T10">випадку</text:span><text:span text:style-name="T11"> функц</text:span><text:span text:style-name="T10">ії</text:span><text:span text:style-name="T11"> _</text:span><text:span text:style-name="T13">free</text:span><text:span text:style-name="T11">(). </text:span><text:span text:style-name="T10">Крім</text:span><text:span text:style-name="T11"> того декорац</text:span><text:span text:style-name="T10">ії</text:span><text:span text:style-name="T11"> </text:span><text:span text:style-name="T10">дозволяють</text:span><text:span text:style-name="T11"> </text:span><text:span text:style-name="T10">передавати</text:span><text:span text:style-name="T11"> </text:span><text:span text:style-name="T10">набір</text:span><text:span text:style-name="T11"> </text:span><text:span text:style-name="T10">аргументів</text:span><text:span text:style-name="T11">, </text:span><text:span text:style-name="T10">тому</text:span><text:span text:style-name="T11"> <text:s/>така конструкц</text:span><text:span text:style-name="T10">ія є законною</text:span><text:span text:style-name="T11">:</text:span></text:p>
      <text:p text:style-name="P2"/>
      <text:p text:style-name="P2"><text:span text:style-name="T9">//----------------------------------------------------------------------------------------------------------------------</text:span></text:p>
      <text:p text:style-name="P2"><text:span text:style-name="T9">$</text:span><text:span text:style-name="T8">a</text:span><text:span text:style-name="T9"> = </text:span><text:span text:style-name="T7">здоровенькі</text:span><text:span text:style-name="T9">;</text:span></text:p>
      <text:p text:style-name="P2"><text:span text:style-name="T9">$</text:span><text:span text:style-name="T8">b</text:span><text:span text:style-name="T9"> = ' ';</text:span></text:p>
      <text:p text:style-name="P2"><text:span text:style-name="T8">$c = </text:span><text:span text:style-name="T7">були!</text:span><text:span text:style-name="T8">;</text:span></text:p>
      <text:p text:style-name="P2"/>
      <text:p text:style-name="P2"><text:span text:style-name="T8">?ref = $a, $b, $c;</text:span></text:p>
      <text:p text:style-name="P2"/>
      <text:p text:style-name="P2"><text:span text:style-name="T8">#procedure Hello($x, $y, $z)</text:span></text:p>
      <text:p text:style-name="P2"><text:span text:style-name="T8">{</text:span></text:p>
      <text:p text:style-name="P2"><text:span text:style-name="T8"><text:s text:c="2"/>_writeout($x $y $z); _writeout(#endl);</text:span></text:p>
      <text:p text:style-name="P2"><text:span text:style-name="T9">} <text:s/></text:span></text:p>
      <text:p text:style-name="P2"/>
      <text:p text:style-name="P2"><text:span text:style-name="T9">:</text:span><text:span text:style-name="T8">Hello</text:span><text:span text:style-name="T9">(?</text:span><text:span text:style-name="T8">ref</text:span><text:span text:style-name="T9">);</text:span></text:p>
      <text:p text:style-name="P2"><text:span text:style-name="T9">//----------------------------------------------------------------------------------------------------------------------</text:span></text:p>
      <text:p text:style-name="P2"/>
      <text:p text:style-name="P2"><text:span text:style-name="T11"><text:tab/>В результат</text:span><text:span text:style-name="T10">і</text:span><text:span text:style-name="T11"> на </text:span><text:span text:style-name="T10">е</text:span><text:span text:style-name="T11">кран буде </text:span><text:span text:style-name="T10">видано</text:span><text:span text:style-name="T11"> «</text:span><text:span text:style-name="T10">здоровенькі були!</text:span><text:span text:style-name="T11">».</text:span></text:p>
      <text:p text:style-name="P2"><text:span text:style-name="T11"><text:tab/></text:span><text:span text:style-name="T10">Декорація також може використовуватися для створення псевдонімів об'єктів або властивостей, однак таку декорацію не можна передати процедурі. Дозволяється декорувати навіть імена методів та функцій, проте використовувати такі декорації можна тільки у правій частині виразу. Інтерпретатор дозволяє застосовувати ім'я декорації і лівій частині виразу лише в одному випадку: під час опису декорації.</text:span></text:p>
      <text:p text:style-name="P2"/>
      <text:p text:style-name="P2"><text:span text:style-name="T10"><text:tab/></text:span><text:span text:style-name="T11">Така </text:span><text:span text:style-name="T10">конструкція</text:span><text:span text:style-name="T11"> допустима:</text:span></text:p>
      <text:p text:style-name="P2"/>
      <text:p text:style-name="P2"><text:bookmark text:name="__DdeLink__1885_1609718489"/><text:span text:style-name="T9">//----------------------------------------------------------------------------------------------------------------------</text:span></text:p>
      <text:p text:style-name="P2"><text:span text:style-name="T9">?</text:span><text:span text:style-name="T8">f</text:span><text:span text:style-name="T9"> = _</text:span><text:span text:style-name="T8">random</text:span><text:span text:style-name="T9">;</text:span></text:p>
      <text:p text:style-name="P2"/>
      <text:p text:style-name="P2"><text:span text:style-name="T8">$a = ?f(10);</text:span></text:p>
      <text:p text:style-name="P2"/>
      <text:p text:style-name="P2"><text:soft-page-break/><text:span text:style-name="T8">#class A</text:span></text:p>
      <text:p text:style-name="P2"><text:span text:style-name="T8">{</text:span></text:p>
      <text:p text:style-name="P2"><text:span text:style-name="T8"><text:s text:c="2"/>#method Foo(){#return 10;}</text:span></text:p>
      <text:p text:style-name="P2"><text:span text:style-name="T8">} <text:s/></text:span></text:p>
      <text:p text:style-name="P2"/>
      <text:p text:style-name="P2"><text:span text:style-name="T8">&amp;cl.Create(A, '');</text:span></text:p>
      <text:p text:style-name="P2"/>
      <text:p text:style-name="P2"><text:span text:style-name="T8">?f = &amp;cl.Foo();</text:span></text:p>
      <text:p text:style-name="P2"/>
      <text:p text:style-name="P2"><text:span text:style-name="T7">$</text:span><text:span text:style-name="T8">b</text:span><text:span text:style-name="T7"> = ?</text:span><text:span text:style-name="T8">f</text:span><text:span text:style-name="T7">;</text:span></text:p>
      <text:p text:style-name="P2"><text:bookmark text:name="__DdeLink__1885_16097184891"/><text:span text:style-name="T7">//----------------------------------------------------------------------------------------------------------------------</text:span></text:p>
      <text:p text:style-name="P2"/>
      <text:p text:style-name="P2"><text:span text:style-name="T10"><text:tab/>А така – ні:</text:span></text:p>
      <text:p text:style-name="P2"><text:span text:style-name="T7">//----------------------------------------------------------------------------------------------------------------------</text:span></text:p>
      <text:p text:style-name="P2"><text:span text:style-name="T7">?</text:span><text:span text:style-name="T8">f</text:span><text:span text:style-name="T7"> = _</text:span><text:span text:style-name="T8">writeout</text:span><text:span text:style-name="T7">;</text:span></text:p>
      <text:p text:style-name="P2"/>
      <text:p text:style-name="P2"><text:span text:style-name="T7">?</text:span><text:span text:style-name="T8">f</text:span><text:span text:style-name="T7">(10);</text:span></text:p>
      <text:p text:style-name="P2"><text:span text:style-name="T7">//----------------------------------------------------------------------------------------------------------------------</text:span></text:p>
      <text:p text:style-name="P2"/>
      <text:p text:style-name="P2"><text:span text:style-name="T10"><text:tab/>Крім того, слід пам'ятати, що декорації можуть приховувати лише завершені конструкції та не підтримують декорування фрагментів коду. Наприклад</text:span><text:span text:style-name="T11">, </text:span><text:span text:style-name="T10">не можна</text:span><text:span text:style-name="T11"> </text:span><text:span text:style-name="T10">задекорувати</text:span><text:span text:style-name="T11"> </text:span><text:span text:style-name="T10">опис</text:span><text:span text:style-name="T11"> </text:span><text:span text:style-name="T10">класу</text:span><text:span text:style-name="T11"> </text:span><text:span text:style-name="T10">або</text:span><text:span text:style-name="T11"> </text:span><text:span text:style-name="T10">оголошення</text:span><text:span text:style-name="T11"> </text:span><text:span text:style-name="T10">змінної</text:span><text:span text:style-name="T11">. </text:span><text:span text:style-name="T10">Декорування</text:span><text:span text:style-name="T11"> процедур </text:span><text:span text:style-name="T10">також</text:span><text:span text:style-name="T11"> </text:span><text:span text:style-name="T10">не має</text:span><text:span text:style-name="T11"> </text:span><text:span text:style-name="T10">сенсу</text:span><text:span text:style-name="T11">, </text:span><text:span text:style-name="T10">тому що</text:span><text:span text:style-name="T11"> процедур</text:span><text:span text:style-name="T10">и</text:span><text:span text:style-name="T11"> не </text:span><text:span text:style-name="T10">використовуються</text:span><text:span text:style-name="T11"> </text:span><text:span text:style-name="T10">у</text:span><text:span text:style-name="T11"> </text:span><text:span text:style-name="T10">правій</text:span><text:span text:style-name="T11"> части</text:span><text:span text:style-name="T10">ні</text:span><text:span text:style-name="T11"> </text:span><text:span text:style-name="T10">виразу</text:span><text:span text:style-name="T11">.</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uk" fo:country="UA" style:font-size-asian="11pt" style:language-asian="uk" style:country-asian="UA"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uk" fo:country="UA" style:font-name-asian="SimSun" style:font-size-asian="11pt" style:language-asian="uk" style:country-asian="UA"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ab-stops>
          <style:tab-stop style:position="1.251cm"/>
        </style:tab-stops>
      </style:paragraph-properties>
      <style:text-properties fo:color="#00000a" style:font-name="Liberation Serif" fo:font-size="12pt" style:font-name-asian="Noto Sans CJK SC Regular" style:font-size-asian="12pt" style:language-asian="zh" style:country-asian="CN"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orphans="0" fo:widows="0"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47cm" style:line-height-at-least="0.508cm"/>
    </style:style>
    <style:style style:name="List" style:family="paragraph" style:parent-style-name="Text_20_body" style:default-outline-level="" style:list-style-name="" style:class="list">
      <style:paragraph-properties fo:orphans="0" fo:widows="0"/>
      <style:text-properties style:font-name="Arial" style:font-name-asian="Droid Sans Fallback"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default-outline-level="" style:list-style-name="" style:class="chapter">
      <style:paragraph-properties fo:margin-top="0.212cm" fo:margin-bottom="0.212cm" fo:text-align="start" style:justify-single-word="false" text:number-lines="false" text:line-number="0"/>
      <style:text-properties style:font-name="Arial" fo:font-size="18pt" fo:font-style="italic" fo:font-weight="bold" style:font-size-asian="18pt" style:font-style-asian="italic" style:font-weight-asian="bold" style:font-size-complex="18pt"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Standard" style:default-outline-level="" style:list-style-name="">
      <style:paragraph-properties text:number-lines="false" text:line-number="0"/>
      <style:text-properties style:font-name="Arial" style:font-name-complex="Mangal"/>
    </style:style>
    <style:style style:name="Основний_20_текст" style:display-name="Основний текст" style:family="paragraph" style:parent-style-name="Standard" style:default-outline-level="" style:list-style-name=""/>
    <style:style style:name="Розділ" style:family="paragraph" style:parent-style-name="Standard" style:default-outline-level="" style:list-style-name=""/>
    <style:style style:name="Покажчик" style:family="paragraph" style:parent-style-name="Standard" style:default-outline-level="" style:list-style-name=""/>
    <style:style style:name="Table_20_Contents" style:display-name="Table Contents" style:family="paragraph" style:parent-style-name="Standard" style:default-outline-level="" style:list-style-name=""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Максим Нольтмєєр</dc:creator>
    <meta:editing-cycles>114</meta:editing-cycles>
    <meta:creation-date>2017-12-10T10:56:00</meta:creation-date>
    <dc:date>2019-08-02T22:35:54.98</dc:date>
    <dc:language>uk</dc:language>
    <meta:editing-duration>PT10M23S</meta:editing-duration>
    <meta:generator>OpenOffice/4.1.6$Win32 OpenOffice.org_project/416m1$Build-9790</meta:generator>
    <meta:document-statistic meta:table-count="0" meta:image-count="0" meta:object-count="0" meta:page-count="30" meta:paragraph-count="645" meta:word-count="7170" meta:character-count="649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